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0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1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50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8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36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15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89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46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05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62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20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8.63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04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8.3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4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6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8.384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62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4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05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11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0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09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8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77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4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6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83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73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3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2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0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98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1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23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9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16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98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5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solid" draw:fill-color="#6633cc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3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90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86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86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99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97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7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5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66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78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94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13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81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07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70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92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56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>
      <loext:graphic-properties draw:fill="solid" draw:fill-color="#6633cc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6633cc" style:font-name="PalatinoLinotype1" fo:font-size="12pt" style:font-size-asian="12pt" style:font-name-complex="PalatinoLinotype1" style:font-size-complex="12pt"/>
    </style:style>
    <style:style style:name="T10" style:family="text">
      <style:text-properties fo:color="#000000" style:font-name="PalatinoLinotype1" fo:font-size="12pt" fo:font-style="italic" style:font-size-asian="12pt" style:font-name-complex="PalatinoLinotype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R</text:span><text:span text:style-name="T1">e</text:span><text:span text:style-name="T1">m</text:span><text:span text:style-name="T1">o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173cm" svg:height="0.424cm" svg:x="1.905cm" svg:y="2.677cm">
          <draw:text-box>
            <text:p text:style-name="P2"><text:span text:style-name="T2">N</text:span><text:span text:style-name="T2">a</text:span><text:span text:style-name="T2">m</text:span><text:span text:style-name="T2">e</text:span><text:span text:style-name="T2">: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/text:span></text:p>
          </draw:text-box>
        </draw:frame>
        <draw:frame draw:style-name="gr3" draw:text-style-name="P3" draw:layer="layout" svg:width="0.422cm" svg:height="0.424cm" svg:x="1.905cm" svg:y="3.249cm">
          <draw:text-box>
            <text:p text:style-name="P2"><text:span text:style-name="T2"><text:s/></text:span></text:p>
          </draw:text-box>
        </draw:frame>
        <draw:frame draw:style-name="gr7" draw:text-style-name="P4" draw:layer="layout" svg:width="10.132cm" svg:height="0.628cm" svg:x="1.905cm" svg:y="4.126cm">
          <draw:text-box>
            <text:p text:style-name="P2"><text:span text:style-name="T3">W</text:span><text:span text:style-name="T3">o</text:span><text:span text:style-name="T3">r</text:span><text:span text:style-name="T3">k</text:span><text:span text:style-name="T3">i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R</text:span><text:span text:style-name="T3">e</text:span><text:span text:style-name="T3">m</text:span><text:span text:style-name="T3">o</text:span><text:span text:style-name="T3">t</text:span><text:span text:style-name="T3">e</text:span><text:span text:style-name="T3"> </text:span><text:span text:style-name="T3">U</text:span><text:span text:style-name="T3">N</text:span><text:span text:style-name="T3">I</text:span><text:span text:style-name="T3">X</text:span><text:span text:style-name="T3"> </text:span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</text:span><text:span text:style-name="T3">s</text:span><text:span text:style-name="T3"> </text:span></text:p>
          </draw:text-box>
        </draw:frame>
        <draw:frame draw:style-name="gr3" draw:text-style-name="P3" draw:layer="layout" svg:width="0.422cm" svg:height="0.424cm" svg:x="1.905cm" svg:y="4.99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5.569cm">
          <draw:text-box>
            <text:p text:style-name="P2"><text:span text:style-name="T2">1</text:span><text:span text:style-name="T2">.</text:span></text:p>
          </draw:text-box>
        </draw:frame>
        <draw:frame draw:style-name="gr8" draw:text-style-name="P3" draw:layer="layout" svg:width="0.422cm" svg:height="0.475cm" svg:x="2.828cm" svg:y="5.493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4.502cm" svg:height="0.424cm" svg:x="3.175cm" svg:y="5.569cm">
          <draw:text-box>
            <text:p text:style-name="P2"><text:span text:style-name="T2">W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a</text:span><text:span text:style-name="T2"> </text:span><text:span text:style-name="T2">“</text:span><text:span text:style-name="T2">h</text:span><text:span text:style-name="T2">o</text:span><text:span text:style-name="T2">s</text:span><text:span text:style-name="T2">t</text:span><text:span text:style-name="T2"> </text:span><text:span text:style-name="T2">n</text:span><text:span text:style-name="T2">a</text:span><text:span text:style-name="T2">m</text:span><text:span text:style-name="T2">e</text:span><text:span text:style-name="T2">”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6.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1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8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7.855cm">
          <draw:text-box>
            <text:p text:style-name="P2"><text:span text:style-name="T2">2</text:span><text:span text:style-name="T2">.</text:span></text:p>
          </draw:text-box>
        </draw:frame>
        <draw:frame draw:style-name="gr8" draw:text-style-name="P3" draw:layer="layout" svg:width="0.422cm" svg:height="0.475cm" svg:x="2.828cm" svg:y="7.779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7.825cm" svg:height="0.424cm" svg:x="3.175cm" svg:y="7.855cm">
          <draw:text-box>
            <text:p text:style-name="P2"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h</text:span><text:span text:style-name="T2">o</text:span><text:span text:style-name="T2">s</text:span><text:span text:style-name="T2">t</text:span><text:span text:style-name="T2"> </text:span><text:span text:style-name="T2">n</text:span><text:span text:style-name="T2">a</text:span><text:span text:style-name="T2">m</text:span><text:span text:style-name="T2">e</text:span><text:span text:style-name="T2">”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/text:p>
          </draw:text-box>
        </draw:frame>
        <draw:frame draw:style-name="gr3" draw:text-style-name="P3" draw:layer="layout" svg:width="0.422cm" svg:height="0.424cm" svg:x="3.175cm" svg:y="8.42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9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136cm">
          <draw:text-box>
            <text:p text:style-name="P2"><text:span text:style-name="T2">3</text:span><text:span text:style-name="T2">.</text:span></text:p>
          </draw:text-box>
        </draw:frame>
        <draw:frame draw:style-name="gr8" draw:text-style-name="P3" draw:layer="layout" svg:width="0.422cm" svg:height="0.475cm" svg:x="2.828cm" svg:y="10.061cm">
          <draw:text-box>
            <text:p text:style-name="P2"><text:span text:style-name="T4"><text:s/></text:span></text:p>
          </draw:text-box>
        </draw:frame>
        <draw:frame draw:style-name="gr11" draw:text-style-name="P3" draw:layer="layout" svg:width="10.365cm" svg:height="0.424cm" svg:x="3.175cm" svg:y="10.136cm">
          <draw:text-box>
            <text:p text:style-name="P2"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P</text:span><text:span text:style-name="T2">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(</text:span><text:span text:style-name="T2">s</text:span><text:span text:style-name="T2">)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a</text:span><text:span text:style-name="T2">r</text:span><text:span text:style-name="T2">e</text:span><text:span text:style-name="T2"> </text:span><text:span text:style-name="T2">o</text:span><text:span text:style-name="T2">n</text:span><text:span text:style-name="T2"> </text:span></text:p>
          </draw:text-box>
        </draw:frame>
        <draw:frame draw:style-name="gr3" draw:text-style-name="P3" draw:layer="layout" svg:width="0.422cm" svg:height="0.424cm" svg:x="3.175cm" svg:y="10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422cm">
          <draw:text-box>
            <text:p text:style-name="P2"><text:span text:style-name="T2">4</text:span><text:span text:style-name="T2">.</text:span></text:p>
          </draw:text-box>
        </draw:frame>
        <draw:frame draw:style-name="gr8" draw:text-style-name="P3" draw:layer="layout" svg:width="0.422cm" svg:height="0.475cm" svg:x="2.828cm" svg:y="12.347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11.153cm" svg:height="0.424cm" svg:x="3.175cm" svg:y="12.422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i</text:span><text:span text:style-name="T2">n</text:span><text:span text:style-name="T2">g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i</text:span><text:span text:style-name="T2">f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i</text:span><text:span text:style-name="T2">s</text:span><text:span text:style-name="T2"> </text:span><text:span text:style-name="T2">a</text:span><text:span text:style-name="T2">l</text:span><text:span text:style-name="T2">i</text:span><text:span text:style-name="T2">v</text:span><text:span text:style-name="T2">e</text:span><text:span text:style-name="T2"> <text:s/></text:span></text:p>
          </draw:text-box>
        </draw:frame>
        <draw:frame draw:style-name="gr3" draw:text-style-name="P3" draw:layer="layout" svg:width="0.422cm" svg:height="0.424cm" svg:x="3.175cm" svg:y="12.9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276cm">
          <draw:text-box>
            <text:p text:style-name="P2"><text:span text:style-name="T2">5</text:span><text:span text:style-name="T2">.</text:span></text:p>
          </draw:text-box>
        </draw:frame>
        <draw:frame draw:style-name="gr8" draw:text-style-name="P3" draw:layer="layout" svg:width="0.422cm" svg:height="0.475cm" svg:x="2.828cm" svg:y="15.2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16.897cm" svg:height="0.424cm" svg:x="3.175cm" svg:y="15.276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r</text:span><text:span text:style-name="T2">a</text:span><text:span text:style-name="T2">c</text:span><text:span text:style-name="T2">e</text:span><text:span text:style-name="T2">r</text:span><text:span text:style-name="T2">o</text:span><text:span text:style-name="T2">u</text:span><text:span text:style-name="T2">t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t</text:span><text:span text:style-name="T2">i</text:span><text:span text:style-name="T2">n</text:span><text:span text:style-name="T2">g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G</text:span><text:span text:style-name="T2">o</text:span><text:span text:style-name="T2">o</text:span><text:span text:style-name="T2">g</text:span><text:span text:style-name="T2">l</text:span><text:span text:style-name="T2">e</text:span><text:span text:style-name="T2"> </text:span></text:p>
          </draw:text-box>
        </draw:frame>
        <draw:frame draw:style-name="gr3" draw:text-style-name="P3" draw:layer="layout" svg:width="0.422cm" svg:height="0.424cm" svg:x="3.175cm" svg:y="15.84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4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5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8.133cm">
          <draw:text-box>
            <text:p text:style-name="P2"><text:span text:style-name="T2">6</text:span><text:span text:style-name="T2">.</text:span></text:p>
          </draw:text-box>
        </draw:frame>
        <draw:frame draw:style-name="gr8" draw:text-style-name="P3" draw:layer="layout" svg:width="0.422cm" svg:height="0.475cm" svg:x="2.828cm" svg:y="18.057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12.465cm" svg:height="0.424cm" svg:x="3.175cm" svg:y="18.133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s</text:span><text:span text:style-name="T2">e</text:span><text:span text:style-name="T2">c</text:span><text:span text:style-name="T2">u</text:span><text:span text:style-name="T2">r</text:span><text:span text:style-name="T2">e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t</text:span><text:span text:style-name="T2">o</text:span><text:span text:style-name="T2"> </text:span><text:span text:style-name="T2">l</text:span><text:span text:style-name="T2">o</text:span><text:span text:style-name="T2">g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a</text:span><text:span text:style-name="T2"> </text:span><text:span text:style-name="T2">l</text:span><text:span text:style-name="T2">a</text:span><text:span text:style-name="T2">b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“</text:span><text:span text:style-name="T2">m</text:span><text:span text:style-name="T2">c</text:span><text:span text:style-name="T2">t</text:span><text:span text:style-name="T2">2</text:span><text:span text:style-name="T2">6</text:span><text:span text:style-name="T2">3</text:span><text:span text:style-name="T2">s</text:span><text:span text:style-name="T2">0</text:span><text:span text:style-name="T2">1</text:span><text:span text:style-name="T2">.</text:span><text:span text:style-name="T2">c</text:span><text:span text:style-name="T2">s</text:span><text:span text:style-name="T2">.</text:span><text:span text:style-name="T2">s</text:span><text:span text:style-name="T2">h</text:span><text:span text:style-name="T2">i</text:span><text:span text:style-name="T2">p</text:span><text:span text:style-name="T2">.</text:span><text:span text:style-name="T2">e</text:span><text:span text:style-name="T2">d</text:span><text:span text:style-name="T2">u</text:span><text:span text:style-name="T2">”</text:span><text:span text:style-name="T2"> </text:span></text:p>
          </draw:text-box>
        </draw:frame>
        <draw:frame draw:style-name="gr3" draw:text-style-name="P3" draw:layer="layout" svg:width="0.422cm" svg:height="0.424cm" svg:x="3.175cm" svg:y="18.7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2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8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0.419cm">
          <draw:text-box>
            <text:p text:style-name="P2"><text:span text:style-name="T2">7</text:span><text:span text:style-name="T2">.</text:span></text:p>
          </draw:text-box>
        </draw:frame>
        <draw:frame draw:style-name="gr8" draw:text-style-name="P3" draw:layer="layout" svg:width="0.422cm" svg:height="0.475cm" svg:x="2.828cm" svg:y="20.343cm">
          <draw:text-box>
            <text:p text:style-name="P2"><text:span text:style-name="T4"><text:s/></text:span></text:p>
          </draw:text-box>
        </draw:frame>
        <draw:frame draw:style-name="gr15" draw:text-style-name="P3" draw:layer="layout" svg:width="17.058cm" svg:height="0.424cm" svg:x="3.175cm" svg:y="20.419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U</text:span><text:span text:style-name="T2">N</text:span><text:span text:style-name="T2">I</text:span><text:span text:style-name="T2">X</text:span><text:span text:style-name="T2"> </text:span><text:span text:style-name="T2">s</text:span><text:span text:style-name="T2">s</text:span><text:span text:style-name="T2">h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s</text:span><text:span text:style-name="T2">u</text:span><text:span text:style-name="T2">p</text:span><text:span text:style-name="T2">p</text:span><text:span text:style-name="T2">o</text:span><text:span text:style-name="T2">r</text:span><text:span text:style-name="T2">t</text:span><text:span text:style-name="T2">s</text:span><text:span text:style-name="T2"> </text:span><text:span text:style-name="T2">“</text:span><text:span text:style-name="T2">e</text:span><text:span text:style-name="T2">s</text:span><text:span text:style-name="T2">c</text:span><text:span text:style-name="T2">a</text:span><text:span text:style-name="T2">p</text:span><text:span text:style-name="T2">e</text:span><text:span text:style-name="T2"> 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e</text:span><text:span text:style-name="T2">s</text:span><text:span text:style-name="T2">,</text:span><text:span text:style-name="T2">”</text:span><text:span text:style-name="T2"> </text:span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s</text:span><text:span text:style-name="T2">-</text:span></text:p>
          </draw:text-box>
        </draw:frame>
        <draw:frame draw:style-name="gr16" draw:text-style-name="P3" draw:layer="layout" svg:width="8.625cm" svg:height="0.424cm" svg:x="3.175cm" svg:y="20.991cm">
          <draw:text-box>
            <text:p text:style-name="P2"><text:span text:style-name="T2">c</text:span><text:span text:style-name="T2">a</text:span><text:span text:style-name="T2">p</text:span><text:span text:style-name="T2">e</text:span><text:span text:style-name="T2"> 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e</text:span><text:span text:style-name="T2"> </text:span><text:span text:style-name="T2">t</text:span><text:span text:style-name="T2">o</text:span><text:span text:style-name="T2"> 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t</text:span><text:span text:style-name="T2">e</text:span><text:span text:style-name="T2"> </text:span><text:span text:style-name="T2">a</text:span><text:span text:style-name="T2">n</text:span><text:span text:style-name="T2"> </text:span><text:span text:style-name="T2">S</text:span><text:span text:style-name="T2">S</text:span><text:span text:style-name="T2">H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3" draw:text-style-name="P3" draw:layer="layout" svg:width="0.422cm" svg:height="0.424cm" svg:x="3.175cm" svg:y="21.5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1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7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3.272cm">
          <draw:text-box>
            <text:p text:style-name="P2"><text:span text:style-name="T2">8</text:span><text:span text:style-name="T2">.</text:span></text:p>
          </draw:text-box>
        </draw:frame>
        <draw:frame draw:style-name="gr8" draw:text-style-name="P3" draw:layer="layout" svg:width="0.422cm" svg:height="0.475cm" svg:x="2.828cm" svg:y="23.197cm">
          <draw:text-box>
            <text:p text:style-name="P2"><text:span text:style-name="T4"><text:s/></text:span></text:p>
          </draw:text-box>
        </draw:frame>
        <draw:frame draw:style-name="gr17" draw:text-style-name="P3" draw:layer="layout" svg:width="14.205cm" svg:height="0.424cm" svg:x="3.175cm" svg:y="23.272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s</text:span><text:span text:style-name="T2">e</text:span><text:span text:style-name="T2">c</text:span><text:span text:style-name="T2">u</text:span><text:span text:style-name="T2">r</text:span><text:span text:style-name="T2">e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/</text:span><text:span text:style-name="T2">b</text:span><text:span text:style-name="T2">i</text:span><text:span text:style-name="T2">n</text:span><text:span text:style-name="T2">/</text:span><text:span text:style-name="T2">l</text:span><text:span text:style-name="T2">s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/text:p>
          </draw:text-box>
        </draw:frame>
        <draw:frame draw:style-name="gr3" draw:text-style-name="P3" draw:layer="layout" svg:width="0.422cm" svg:height="0.424cm" svg:x="3.175cm" svg:y="23.8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415cm">
          <draw:text-box>
            <text:p text:style-name="P2"><text:span text:style-name="T2"><text:s/></text:span></text:p>
          </draw:text-box>
        </draw:frame>
        <draw:frame draw:style-name="gr18" draw:text-style-name="P5" draw:layer="layout" svg:width="2.728cm" svg:height="0.547cm" svg:x="3.705cm" svg:y="2.443cm">
          <draw:text-box>
            <text:p><text:span text:style-name="T5">J</text:span><text:span text:style-name="T5">u</text:span><text:span text:style-name="T5">s</text:span><text:span text:style-name="T5">t</text:span><text:span text:style-name="T5">i</text:span><text:span text:style-name="T5">n</text:span><text:span text:style-name="T5"> </text:span><text:span text:style-name="T5">W</text:span><text:span text:style-name="T5">e</text:span><text:span text:style-name="T5">i</text:span><text:span text:style-name="T5">g</text:span><text:span text:style-name="T5">l</text:span><text:span text:style-name="T5">e</text:span></text:p>
          </draw:text-box>
        </draw:frame>
        <draw:frame draw:style-name="gr19" draw:text-style-name="P6" draw:layer="layout" svg:width="8.634cm" svg:height="0.547cm" svg:x="3.644cm" svg:y="6.087cm">
          <draw:text-box>
            <text:p><text:span text:style-name="T6">A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/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’</text:span><text:span text:style-name="T6">s</text:span><text:span text:style-name="T6"> </text:span><text:span text:style-name="T6">n</text:span><text:span text:style-name="T6">a</text:span><text:span text:style-name="T6">m</text:span><text:span text:style-name="T6">e</text:span><text:span text:style-name="T6"> </text:span><text:span text:style-name="T6">o</text:span><text:span text:style-name="T6">n</text:span><text:span text:style-name="T6"> </text:span><text:span text:style-name="T6">a</text:span><text:span text:style-name="T6">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/text:p>
          </draw:text-box>
        </draw:frame>
        <draw:frame draw:style-name="gr20" draw:text-style-name="P6" draw:layer="layout" svg:width="2.042cm" svg:height="0.547cm" svg:x="3.58cm" svg:y="8.412cm">
          <draw:text-box>
            <text:p><text:span text:style-name="T6">h</text:span><text:span text:style-name="T6">o</text:span><text:span text:style-name="T6">s</text:span><text:span text:style-name="T6">t</text:span><text:span text:style-name="T6">n</text:span><text:span text:style-name="T6">a</text:span><text:span text:style-name="T6">m</text:span><text:span text:style-name="T6">e</text:span></text:p>
          </draw:text-box>
        </draw:frame>
        <draw:frame draw:style-name="gr21" draw:text-style-name="P6" draw:layer="layout" svg:width="8.392cm" svg:height="0.547cm" svg:x="3.578cm" svg:y="10.659cm">
          <draw:text-box>
            <text:p><text:span text:style-name="T6">N</text:span><text:span text:style-name="T6">e</text:span><text:span text:style-name="T6">w</text:span><text:span text:style-name="T6"> </text:span><text:span text:style-name="T6">w</text:span><text:span text:style-name="T6">a</text:span><text:span text:style-name="T6">y</text:span><text:span text:style-name="T6">:</text:span><text:span text:style-name="T6"> </text:span><text:span text:style-name="T6">i</text:span><text:span text:style-name="T6">p</text:span><text:span text:style-name="T6"> </text:span><text:span text:style-name="T6">a</text:span><text:span text:style-name="T6">d</text:span><text:span text:style-name="T6">d</text:span><text:span text:style-name="T6">r</text:span><text:span text:style-name="T6">| </text:span><text:span text:style-name="T6">O</text:span><text:span text:style-name="T6">l</text:span><text:span text:style-name="T6">d</text:span><text:span text:style-name="T6"> </text:span><text:span text:style-name="T6">w</text:span><text:span text:style-name="T6">a</text:span><text:span text:style-name="T6">y</text:span><text:span text:style-name="T6">:</text:span><text:span text:style-name="T6"> </text:span><text:span text:style-name="T6">i</text:span><text:span text:style-name="T6">f</text:span><text:span text:style-name="T6">c</text:span><text:span text:style-name="T6">o</text:span><text:span text:style-name="T6">n</text:span><text:span text:style-name="T6">f</text:span><text:span text:style-name="T6">i</text:span><text:span text:style-name="T6">g</text:span></text:p>
          </draw:text-box>
        </draw:frame>
        <draw:frame draw:style-name="gr22" draw:text-style-name="P6" draw:layer="layout" svg:width="3.499cm" svg:height="0.547cm" svg:x="3.578cm" svg:y="12.945cm">
          <draw:text-box>
            <text:p><text:span text:style-name="T6">p</text:span><text:span text:style-name="T6">i</text:span><text:span text:style-name="T6">n</text:span><text:span text:style-name="T6">g</text:span><text:span text:style-name="T6"> </text:span><text:span text:style-name="T6">{</text:span><text:span text:style-name="T6">i</text:span><text:span text:style-name="T6">p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}</text:span></text:p>
          </draw:text-box>
        </draw:frame>
        <draw:frame draw:style-name="gr23" draw:text-style-name="P6" draw:layer="layout" svg:width="4.693cm" svg:height="0.547cm" svg:x="3.578cm" svg:y="15.866cm">
          <draw:text-box>
            <text:p><text:span text:style-name="T6">t</text:span><text:span text:style-name="T6">r</text:span><text:span text:style-name="T6">a</text:span><text:span text:style-name="T6">c</text:span><text:span text:style-name="T6">e</text:span><text:span text:style-name="T6">r</text:span><text:span text:style-name="T6">o</text:span><text:span text:style-name="T6">u</text:span><text:span text:style-name="T6">t</text:span><text:span text:style-name="T6">e</text:span><text:span text:style-name="T6"> </text:span><text:span text:style-name="T6">g</text:span><text:span text:style-name="T6">o</text:span><text:span text:style-name="T6">o</text:span><text:span text:style-name="T6">g</text:span><text:span text:style-name="T6">l</text:span><text:span text:style-name="T6">e</text:span><text:span text:style-name="T6">.</text:span><text:span text:style-name="T6">c</text:span><text:span text:style-name="T6">o</text:span><text:span text:style-name="T6">m</text:span></text:p>
          </draw:text-box>
        </draw:frame>
        <draw:frame draw:style-name="gr24" draw:text-style-name="P6" draw:layer="layout" svg:width="8.384cm" svg:height="0.547cm" svg:x="3.711cm" svg:y="18.66cm">
          <draw:text-box>
            <text:p><text:span text:style-name="T6">s</text:span><text:span text:style-name="T6">s</text:span><text:span text:style-name="T6">h</text:span><text:span text:style-name="T6"> </text:span><text:span text:style-name="T6">{</text:span><text:span text:style-name="T6">u</text:span><text:span text:style-name="T6">s</text:span><text:span text:style-name="T6">e</text:span><text:span text:style-name="T6">r</text:span><text:span text:style-name="T6">n</text:span><text:span text:style-name="T6">a</text:span><text:span text:style-name="T6">m</text:span><text:span text:style-name="T6">e</text:span><text:span text:style-name="T6">}</text:span><text:span text:style-name="T6">@</text:span><text:span text:style-name="T6">m</text:span><text:span text:style-name="T6">c</text:span><text:span text:style-name="T6">t</text:span><text:span text:style-name="T6">2</text:span><text:span text:style-name="T6">6</text:span><text:span text:style-name="T6">3</text:span><text:span text:style-name="T6">s</text:span><text:span text:style-name="T6">0</text:span><text:span text:style-name="T6">1</text:span><text:span text:style-name="T6">.</text:span><text:span text:style-name="T6">c</text:span><text:span text:style-name="T6">s</text:span><text:span text:style-name="T6">.</text:span><text:span text:style-name="T6">s</text:span><text:span text:style-name="T6">h</text:span><text:span text:style-name="T6">i</text:span><text:span text:style-name="T6">p</text:span><text:span text:style-name="T6">.</text:span><text:span text:style-name="T6">e</text:span><text:span text:style-name="T6">d</text:span><text:span text:style-name="T6">u</text:span></text:p>
          </draw:text-box>
        </draw:frame>
        <draw:frame draw:style-name="gr24" draw:text-style-name="P6" draw:layer="layout" svg:width="15.39cm" svg:height="1.093cm" svg:x="3.703cm" svg:y="21.493cm">
          <draw:text-box>
            <text:p><text:span text:style-name="T6">E</text:span><text:span text:style-name="T6">s</text:span><text:span text:style-name="T6">c</text:span><text:span text:style-name="T6">a</text:span><text:span text:style-name="T6">p</text:span><text:span text:style-name="T6">e</text:span><text:span text:style-name="T6"> </text:span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c</text:span><text:span text:style-name="T6">e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o</text:span><text:span text:style-name="T6">n</text:span><text:span text:style-name="T6">l</text:span><text:span text:style-name="T6">y</text:span><text:span text:style-name="T6"> </text:span><text:span text:style-name="T6">r</text:span><text:span text:style-name="T6">e</text:span><text:span text:style-name="T6">a</text:span><text:span text:style-name="T6">l</text:span><text:span text:style-name="T6">l</text:span><text:span text:style-name="T6">y</text:span><text:span text:style-name="T6"> </text:span><text:span text:style-name="T6">u</text:span><text:span text:style-name="T6">s</text:span><text:span text:style-name="T6">e</text:span><text:span text:style-name="T6">d</text:span><text:span text:style-name="T6"> </text:span><text:span text:style-name="T6">f</text:span><text:span text:style-name="T6">o</text:span><text:span text:style-name="T6">r</text:span><text:span text:style-name="T6"> </text:span><text:span text:style-name="T6">p</text:span><text:span text:style-name="T6">s</text:span><text:span text:style-name="T6">e</text:span><text:span text:style-name="T6">u</text:span><text:span text:style-name="T6">d</text:span><text:span text:style-name="T6">o</text:span><text:span text:style-name="T6"> 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l</text:span><text:span text:style-name="T6">s</text:span><text:span text:style-name="T6">,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y</text:span><text:span text:style-name="T6"> </text:span><text:span text:style-name="T6">a</text:span><text:span text:style-name="T6">r</text:span><text:span text:style-name="T6">e</text:span></text:p>
            <text:p><text:span text:style-name="T6">a</text:span><text:span text:style-name="T6">c</text:span><text:span text:style-name="T6">c</text:span><text:span text:style-name="T6">e</text:span><text:span text:style-name="T6">s</text:span><text:span text:style-name="T6">s</text:span><text:span text:style-name="T6">e</text:span><text:span text:style-name="T6">d</text:span><text:span text:style-name="T6"> </text:span><text:span text:style-name="T6">t</text:span><text:span text:style-name="T6">h</text:span><text:span text:style-name="T6">r</text:span><text:span text:style-name="T6">o</text:span><text:span text:style-name="T6">u</text:span><text:span text:style-name="T6">g</text:span><text:span text:style-name="T6">h</text:span><text:span text:style-name="T6"> </text:span><text:span text:style-name="T6">t</text:span><text:span text:style-name="T6">h</text:span><text:span text:style-name="T6">e</text:span><text:span text:style-name="T6"> </text:span><text:span text:style-name="T6">~</text:span><text:span text:style-name="T6"> </text:span><text:span text:style-name="T6">k</text:span><text:span text:style-name="T6">e</text:span><text:span text:style-name="T6">y</text:span><text:span text:style-name="T6">.</text:span><text:span text:style-name="T6"> </text:span><text:span text:style-name="T6">S</text:span><text:span text:style-name="T6">S</text:span><text:span text:style-name="T6">H</text:span><text:span text:style-name="T6"> </text:span><text:span text:style-name="T6">c</text:span><text:span text:style-name="T6">a</text:span><text:span text:style-name="T6">n</text:span><text:span text:style-name="T6"> </text:span><text:span text:style-name="T6">b</text:span><text:span text:style-name="T6">e</text:span><text:span text:style-name="T6"> 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t</text:span><text:span text:style-name="T6">e</text:span><text:span text:style-name="T6">d</text:span><text:span text:style-name="T6"> </text:span><text:span text:style-name="T6">u</text:span><text:span text:style-name="T6">s</text:span><text:span text:style-name="T6">i</text:span><text:span text:style-name="T6">n</text:span><text:span text:style-name="T6">g</text:span><text:span text:style-name="T6"> </text:span><text:span text:style-name="T6">~</text:span><text:span text:style-name="T6">.</text:span></text:p>
          </draw:text-box>
        </draw:frame>
        <draw:frame draw:style-name="gr24" draw:text-style-name="P6" draw:layer="layout" svg:width="10.581cm" svg:height="0.547cm" svg:x="3.576cm" svg:y="23.779cm">
          <draw:text-box>
            <text:p><text:span text:style-name="T6">O</text:span><text:span text:style-name="T6">n</text:span><text:span text:style-name="T6">c</text:span><text:span text:style-name="T6">e</text:span><text:span text:style-name="T6"> </text:span><text:span text:style-name="T6">l</text:span><text:span text:style-name="T6">o</text:span><text:span text:style-name="T6">g</text:span><text:span text:style-name="T6">g</text:span><text:span text:style-name="T6">e</text:span><text:span text:style-name="T6">d</text:span><text:span text:style-name="T6"> </text:span><text:span text:style-name="T6">i</text:span><text:span text:style-name="T6">n</text:span><text:span text:style-name="T6"> </text:span><text:span text:style-name="T6">v</text:span><text:span text:style-name="T6">i</text:span><text:span text:style-name="T6">a</text:span><text:span text:style-name="T6"> </text:span><text:span text:style-name="T6">s</text:span><text:span text:style-name="T6">s</text:span><text:span text:style-name="T6">h</text:span><text:span text:style-name="T6">,</text:span><text:span text:style-name="T6"> </text:span><text:span text:style-name="T6">j</text:span><text:span text:style-name="T6">u</text:span><text:span text:style-name="T6">s</text:span><text:span text:style-name="T6">t</text:span><text:span text:style-name="T6"> </text:span><text:span text:style-name="T6">t</text:span><text:span text:style-name="T6">y</text:span><text:span text:style-name="T6">p</text:span><text:span text:style-name="T6">e</text:span><text:span text:style-name="T6"> </text:span><text:span text:style-name="T6">“</text:span><text:span text:style-name="T6">l</text:span><text:span text:style-name="T6">s</text:span><text:span text:style-name="T6">”</text:span><text:span text:style-name="T6"> </text:span><text:span text:style-name="T6">a</text:span><text:span text:style-name="T6">n</text:span><text:span text:style-name="T6">d</text:span><text:span text:style-name="T6"> </text:span><text:span text:style-name="T6">h</text:span><text:span text:style-name="T6">i</text:span><text:span text:style-name="T6">t</text:span><text:span text:style-name="T6"> </text:span><text:span text:style-name="T6">e</text:span><text:span text:style-name="T6">n</text:span><text:span text:style-name="T6">t</text:span><text:span text:style-name="T6">e</text:span><text:span text:style-name="T6">r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R</text:span><text:span text:style-name="T1">e</text:span><text:span text:style-name="T1">m</text:span><text:span text:style-name="T1">o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9.</text:span></text:p>
          </draw:text-box>
        </draw:frame>
        <draw:frame draw:style-name="gr8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25" draw:text-style-name="P3" draw:layer="layout" svg:width="13.625cm" svg:height="0.424cm" svg:x="3.175cm" svg:y="2.677cm">
          <draw:text-box>
            <text:p text:style-name="P2"><text:span text:style-name="T2">When you sign in to a department </text:span><text:span text:style-name="T2">machine, where are your files </text:span><text:span text:style-name="T2">stored?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4.963cm">
          <draw:text-box>
            <text:p text:style-name="P2"><text:span text:style-name="T2">1</text:span><text:span text:style-name="T2">0</text:span><text:span text:style-name="T2">.</text:span></text:p>
          </draw:text-box>
        </draw:frame>
        <draw:frame draw:style-name="gr8" draw:text-style-name="P3" draw:layer="layout" svg:width="0.422cm" svg:height="0.475cm" svg:x="3.027cm" svg:y="4.887cm">
          <draw:text-box>
            <text:p text:style-name="P2"><text:span text:style-name="T4"><text:s/></text:span></text:p>
          </draw:text-box>
        </draw:frame>
        <draw:frame draw:style-name="gr27" draw:text-style-name="P3" draw:layer="layout" svg:width="9.345cm" svg:height="0.424cm" svg:x="3.175cm" svg:y="4.963cm">
          <draw:text-box>
            <text:p text:style-name="P2"><text:span text:style-name="T2">What is your “home directory” on our machines? 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7.245cm">
          <draw:text-box>
            <text:p text:style-name="P2"><text:span text:style-name="T2">1</text:span><text:span text:style-name="T2">1</text:span><text:span text:style-name="T2">.</text:span></text:p>
          </draw:text-box>
        </draw:frame>
        <draw:frame draw:style-name="gr8" draw:text-style-name="P3" draw:layer="layout" svg:width="0.422cm" svg:height="0.475cm" svg:x="3.027cm" svg:y="7.169cm">
          <draw:text-box>
            <text:p text:style-name="P2"><text:span text:style-name="T4"><text:s/></text:span></text:p>
          </draw:text-box>
        </draw:frame>
        <draw:frame draw:style-name="gr28" draw:text-style-name="P3" draw:layer="layout" svg:width="17.054cm" svg:height="0.424cm" svg:x="3.175cm" svg:y="7.245cm">
          <draw:text-box>
            <text:p text:style-name="P2"><text:span text:style-name="T2">How much space are you using in your home </text:span><text:span text:style-name="T2">directory? <text:s/>(see #22 on previous assignment) </text:span></text:p>
          </draw:text-box>
        </draw:frame>
        <draw:frame draw:style-name="gr3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9.531cm">
          <draw:text-box>
            <text:p text:style-name="P2"><text:span text:style-name="T2">1</text:span><text:span text:style-name="T2">2</text:span><text:span text:style-name="T2">.</text:span></text:p>
          </draw:text-box>
        </draw:frame>
        <draw:frame draw:style-name="gr8" draw:text-style-name="P3" draw:layer="layout" svg:width="0.422cm" svg:height="0.475cm" svg:x="3.027cm" svg:y="9.455cm">
          <draw:text-box>
            <text:p text:style-name="P2"><text:span text:style-name="T4"><text:s/></text:span></text:p>
          </draw:text-box>
        </draw:frame>
        <draw:frame draw:style-name="gr29" draw:text-style-name="P3" draw:layer="layout" svg:width="15.111cm" svg:height="0.424cm" svg:x="3.175cm" svg:y="9.531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 </text:span><text:span text:style-name="T2">y</text:span><text:span text:style-name="T2">o</text:span><text:span text:style-name="T2">u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s</text:span><text:span text:style-name="T2">t</text:span><text:span text:style-name="T2">o</text:span><text:span text:style-name="T2">r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o</text:span><text:span text:style-name="T2">u</text:span><text:span text:style-name="T2">r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l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11.817cm">
          <draw:text-box>
            <text:p text:style-name="P2"><text:span text:style-name="T2">1</text:span><text:span text:style-name="T2">3</text:span><text:span text:style-name="T2">.</text:span></text:p>
          </draw:text-box>
        </draw:frame>
        <draw:frame draw:style-name="gr8" draw:text-style-name="P3" draw:layer="layout" svg:width="0.422cm" svg:height="0.475cm" svg:x="3.027cm" svg:y="11.741cm">
          <draw:text-box>
            <text:p text:style-name="P2"><text:span text:style-name="T4"><text:s/></text:span></text:p>
          </draw:text-box>
        </draw:frame>
        <draw:frame draw:style-name="gr30" draw:text-style-name="P3" draw:layer="layout" svg:width="17.405cm" svg:height="0.424cm" svg:x="3.175cm" svg:y="11.817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 </text:span><text:span text:style-name="T2">y</text:span><text:span text:style-name="T2">o</text:span><text:span text:style-name="T2">u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U</text:span><text:span text:style-name="T2">N</text:span><text:span text:style-name="T2">I</text:span><text:span text:style-name="T2">X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text:span text:style-name="T2"> </text:span><text:span text:style-name="T2">i</text:span><text:span text:style-name="T2">f</text:span><text:span text:style-name="T2"> </text:span><text:span text:style-name="T2">y</text:span><text:span text:style-name="T2">o</text:span><text:span text:style-name="T2">u</text:span><text:span text:style-name="T2"> </text:span><text:span text:style-name="T2">a</text:span><text:span text:style-name="T2">r</text:span><text:span text:style-name="T2">e</text:span><text:span text:style-name="T2"> </text:span><text:span text:style-name="T2">o</text:span><text:span text:style-name="T2">n</text:span><text:span text:style-name="T2"> </text:span><text:span text:style-name="T2">S</text:span><text:span text:style-name="T2">l</text:span><text:span text:style-name="T2">o</text:span><text:span text:style-name="T2">o</text:span><text:span text:style-name="T2">p</text:span><text:span text:style-name="T2"> </text:span><text:span text:style-name="T2">o</text:span><text:span text:style-name="T2">r</text:span><text:span text:style-name="T2"> </text:span><text:span text:style-name="T2">a</text:span><text:span text:style-name="T2">n</text:span><text:span text:style-name="T2">y</text:span><text:span text:style-name="T2"> </text:span><text:span text:style-name="T2">o</text:span><text:span text:style-name="T2">f</text:span><text:span text:style-name="T2"> </text:span><text:span text:style-name="T2">o</text:span><text:span text:style-name="T2">u</text:span><text:span text:style-name="T2">r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s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14.099cm">
          <draw:text-box>
            <text:p text:style-name="P2"><text:span text:style-name="T2">1</text:span><text:span text:style-name="T2">4.</text:span></text:p>
          </draw:text-box>
        </draw:frame>
        <draw:frame draw:style-name="gr8" draw:text-style-name="P3" draw:layer="layout" svg:width="0.422cm" svg:height="0.475cm" svg:x="3.027cm" svg:y="14.023cm">
          <draw:text-box>
            <text:p text:style-name="P2"><text:span text:style-name="T4"><text:s/></text:span></text:p>
          </draw:text-box>
        </draw:frame>
        <draw:frame draw:style-name="gr31" draw:text-style-name="P3" draw:layer="layout" svg:width="17.096cm" svg:height="0.424cm" svg:x="3.175cm" svg:y="14.099cm">
          <draw:text-box>
            <text:p text:style-name="P2"><text:span text:style-name="T2">I</text:span><text:span text:style-name="T2">f</text:span><text:span text:style-name="T2"> </text:span><text:span text:style-name="T2">y</text:span><text:span text:style-name="T2">o</text:span><text:span text:style-name="T2">u</text:span><text:span text:style-name="T2"> </text:span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m</text:span><text:span text:style-name="T2">e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text:span text:style-name="T2"> </text:span><text:span text:style-name="T2">o</text:span><text:span text:style-name="T2">n</text:span><text:span text:style-name="T2"> </text:span><text:span text:style-name="T2">S</text:span><text:span text:style-name="T2">l</text:span><text:span text:style-name="T2">o</text:span><text:span text:style-name="T2">o</text:span><text:span text:style-name="T2">p</text:span><text:span text:style-name="T2"> </text:span><text:span text:style-name="T2">a</text:span><text:span text:style-name="T2">n</text:span><text:span text:style-name="T2">d</text:span><text:span text:style-name="T2"> </text:span><text:span text:style-name="T2">o</text:span><text:span text:style-name="T2">u</text:span><text:span text:style-name="T2">r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U</text:span><text:span text:style-name="T2">N</text:span><text:span text:style-name="T2">I</text:span><text:span text:style-name="T2">X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s</text:span><text:span text:style-name="T2">, 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d</text:span><text:span text:style-name="T2">o</text:span><text:span text:style-name="T2"> </text:span><text:span text:style-name="T2">y</text:span><text:span text:style-name="T2">o</text:span><text:span text:style-name="T2">u</text:span><text:span text:style-name="T2"> </text:span><text:span text:style-name="T2">t</text:span><text:span text:style-name="T2">h</text:span><text:span text:style-name="T2">i</text:span><text:span text:style-name="T2">n</text:span><text:span text:style-name="T2">k</text:span><text:span text:style-name="T2"> </text:span></text:p>
          </draw:text-box>
        </draw:frame>
        <draw:frame draw:style-name="gr32" draw:text-style-name="P3" draw:layer="layout" svg:width="4.82cm" svg:height="0.424cm" svg:x="3.175cm" svg:y="14.67cm">
          <draw:text-box>
            <text:p text:style-name="P2"><text:span text:style-name="T2">y</text:span><text:span text:style-name="T2">o</text:span><text:span text:style-name="T2">u</text:span><text:span text:style-name="T2">r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text:span text:style-name="T2"> </text:span><text:span text:style-name="T2">i</text:span><text:span text:style-name="T2">s</text:span><text:span text:style-name="T2"> </text:span><text:span text:style-name="T2">s</text:span><text:span text:style-name="T2">t</text:span><text:span text:style-name="T2">o</text:span><text:span text:style-name="T2">r</text:span><text:span text:style-name="T2">e</text:span><text:span text:style-name="T2">d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17.528cm">
          <draw:text-box>
            <text:p text:style-name="P2"><text:span text:style-name="T2">1</text:span><text:span text:style-name="T2">5</text:span><text:span text:style-name="T2">.</text:span></text:p>
          </draw:text-box>
        </draw:frame>
        <draw:frame draw:style-name="gr8" draw:text-style-name="P3" draw:layer="layout" svg:width="0.422cm" svg:height="0.475cm" svg:x="3.027cm" svg:y="17.452cm">
          <draw:text-box>
            <text:p text:style-name="P2"><text:span text:style-name="T4"><text:s/></text:span></text:p>
          </draw:text-box>
        </draw:frame>
        <draw:frame draw:style-name="gr33" draw:text-style-name="P3" draw:layer="layout" svg:width="10.776cm" svg:height="0.424cm" svg:x="3.175cm" svg:y="17.528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c</text:span><text:span text:style-name="T2">a</text:span><text:span text:style-name="T2">n</text:span><text:span text:style-name="T2"> </text:span><text:span text:style-name="T2">y</text:span><text:span text:style-name="T2">o</text:span><text:span text:style-name="T2">u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19.809cm">
          <draw:text-box>
            <text:p text:style-name="P2"><text:span text:style-name="T2">1</text:span><text:span text:style-name="T2">6</text:span><text:span text:style-name="T2">.</text:span></text:p>
          </draw:text-box>
        </draw:frame>
        <draw:frame draw:style-name="gr8" draw:text-style-name="P3" draw:layer="layout" svg:width="0.422cm" svg:height="0.475cm" svg:x="3.027cm" svg:y="19.734cm">
          <draw:text-box>
            <text:p text:style-name="P2"><text:span text:style-name="T4"><text:s/></text:span></text:p>
          </draw:text-box>
        </draw:frame>
        <draw:frame draw:style-name="gr34" draw:text-style-name="P3" draw:layer="layout" svg:width="17.545cm" svg:height="0.424cm" svg:x="3.175cm" svg:y="19.809cm">
          <draw:text-box>
            <text:p text:style-name="P2"><text:span text:style-name="T2">S</text:span><text:span text:style-name="T2">S</text:span><text:span text:style-name="T2">H</text:span><text:span text:style-name="T2"> </text:span><text:span text:style-name="T2">a</text:span><text:span text:style-name="T2">l</text:span><text:span text:style-name="T2">l</text:span><text:span text:style-name="T2">o</text:span><text:span text:style-name="T2">w</text:span><text:span text:style-name="T2">s</text:span><text:span text:style-name="T2"> </text:span><text:span text:style-name="T2">a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i</text:span><text:span text:style-name="T2">q</text:span><text:span text:style-name="T2">u</text:span><text:span text:style-name="T2">e</text:span><text:span text:style-name="T2"> </text:span><text:span text:style-name="T2">c</text:span><text:span text:style-name="T2">a</text:span><text:span text:style-name="T2">l</text:span><text:span text:style-name="T2">l</text:span><text:span text:style-name="T2">e</text:span><text:span text:style-name="T2">d</text:span><text:span text:style-name="T2"> </text:span><text:span text:style-name="T2">p</text:span><text:span text:style-name="T2">o</text:span><text:span text:style-name="T2">r</text:span><text:span text:style-name="T2">t</text:span><text:span text:style-name="T2">-</text:span><text:span text:style-name="T2">f</text:span><text:span text:style-name="T2">o</text:span><text:span text:style-name="T2">r</text:span><text:span text:style-name="T2">w</text:span><text:span text:style-name="T2">a</text:span><text:span text:style-name="T2">r</text:span><text:span text:style-name="T2">d</text:span><text:span text:style-name="T2">i</text:span><text:span text:style-name="T2">n</text:span><text:span text:style-name="T2">g</text:span><text:span text:style-name="T2">. </text:span><text:span text:style-name="T2"><text:s/></text:span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e</text:span><text:span text:style-name="T2">n</text:span><text:span text:style-name="T2">a</text:span><text:span text:style-name="T2">b</text:span><text:span text:style-name="T2">l</text:span><text:span text:style-name="T2">e</text:span><text:span text:style-name="T2"> </text:span><text:span text:style-name="T2">a</text:span><text:span text:style-name="T2"> </text:span></text:p>
          </draw:text-box>
        </draw:frame>
        <draw:frame draw:style-name="gr28" draw:text-style-name="P3" draw:layer="layout" svg:width="17.054cm" svg:height="0.424cm" svg:x="3.175cm" svg:y="20.381cm">
          <draw:text-box>
            <text:p text:style-name="P2"><text:span text:style-name="T2">program, such as a webserver running on </text:span><text:span text:style-name="T2">port 80 on YOUR machine be served by </text:span><text:span text:style-name="T2">sloop as </text:span></text:p>
          </draw:text-box>
        </draw:frame>
        <draw:frame draw:style-name="gr35" draw:text-style-name="P3" draw:layer="layout" svg:width="1.962cm" svg:height="0.424cm" svg:x="3.175cm" svg:y="20.952cm">
          <draw:text-box>
            <text:p text:style-name="P2"><text:span text:style-name="T2">p</text:span><text:span text:style-name="T2">o</text:span><text:span text:style-name="T2">r</text:span><text:span text:style-name="T2">t</text:span><text:span text:style-name="T2"> </text:span><text:span text:style-name="T2">9</text:span><text:span text:style-name="T2">9</text:span><text:span text:style-name="T2">9</text:span><text:span text:style-name="T2">9</text:span><text:span text:style-name="T2">. </text:span></text:p>
          </draw:text-box>
        </draw:frame>
        <draw:frame draw:style-name="gr3" draw:text-style-name="P3" draw:layer="layout" svg:width="0.422cm" svg:height="0.424cm" svg:x="3.175cm" svg:y="21.5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0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3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3.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23.81cm">
          <draw:text-box>
            <text:p text:style-name="P2"><text:span text:style-name="T2"><text:s/></text:span></text:p>
          </draw:text-box>
        </draw:frame>
        <draw:frame draw:style-name="gr20" draw:text-style-name="P8" draw:layer="layout" svg:width="15.077cm" svg:height="1.093cm" svg:x="3.451cm" svg:y="3.293cm">
          <draw:text-box>
            <text:p text:style-name="P7"><text:span text:style-name="T7">O</text:span><text:span text:style-name="T7">n </text:span><text:span text:style-name="T7">t</text:span><text:span text:style-name="T7">h</text:span><text:span text:style-name="T7">e </text:span><text:span text:style-name="T7">S</text:span><text:span text:style-name="T7">o</text:span><text:span text:style-name="T7">E</text:span><text:span text:style-name="T7">’</text:span><text:span text:style-name="T7">s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text:span text:style-name="T7">. </text:span><text:span text:style-name="T7">M</text:span><text:span text:style-name="T7">o</text:span><text:span text:style-name="T7">r</text:span><text:span text:style-name="T7">e </text:span><text:span text:style-name="T7">s</text:span><text:span text:style-name="T7">p</text:span><text:span text:style-name="T7">e</text:span><text:span text:style-name="T7">c</text:span><text:span text:style-name="T7">if</text:span><text:span text:style-name="T7">i</text:span><text:span text:style-name="T7">c</text:span><text:span text:style-name="T7">a</text:span><text:span text:style-name="T7">ll</text:span><text:span text:style-name="T7">y</text:span><text:span text:style-name="T7">, </text:span><text:span text:style-name="T7">a</text:span><text:span text:style-name="T7">c</text:span><text:span text:style-name="T7">c</text:span><text:span text:style-name="T7">o</text:span><text:span text:style-name="T7">r</text:span><text:span text:style-name="T7">d</text:span><text:span text:style-name="T7">i</text:span><text:span text:style-name="T7">n</text:span><text:span text:style-name="T7">g </text:span><text:span text:style-name="T7">t</text:span><text:span text:style-name="T7">o </text:span><text:span text:style-name="T7">w</text:span><text:span text:style-name="T7">e</text:span><text:span text:style-name="T7">b</text:span><text:span text:style-name="T7">.</text:span><text:span text:style-name="T7">e</text:span><text:span text:style-name="T7">n</text:span><text:span text:style-name="T7">g</text:span><text:span text:style-name="T7">r</text:span><text:span text:style-name="T7">.s</text:span><text:span text:style-name="T7">h</text:span><text:span text:style-name="T7">i</text:span><text:span text:style-name="T7">p</text:span><text:span text:style-name="T7">.</text:span><text:span text:style-name="T7">e</text:span><text:span text:style-name="T7">d</text:span><text:span text:style-name="T7">u</text:span><text:span text:style-name="T7">,</text:span></text:p>
            <text:p text:style-name="P7"><text:span text:style-name="T7">h</text:span><text:span text:style-name="T7">o</text:span><text:span text:style-name="T7">m</text:span><text:span text:style-name="T7">e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i</text:span><text:span text:style-name="T7">e</text:span><text:span text:style-name="T7">s </text:span><text:span text:style-name="T7">a</text:span><text:span text:style-name="T7">r</text:span><text:span text:style-name="T7">e </text:span><text:span text:style-name="T7">s</text:span><text:span text:style-name="T7">t</text:span><text:span text:style-name="T7">o</text:span><text:span text:style-name="T7">r</text:span><text:span text:style-name="T7">e</text:span><text:span text:style-name="T7">d </text:span><text:span text:style-name="T7">o</text:span><text:span text:style-name="T7">n </text:span><text:span text:style-name="T7">t</text:span><text:span text:style-name="T7">h</text:span><text:span text:style-name="T7">e </text:span><text:span text:style-name="T7">F</text:span><text:span text:style-name="T7">S</text:span><text:span text:style-name="T7">E</text:span><text:span text:style-name="T7">R</text:span><text:span text:style-name="T7">V</text:span><text:span text:style-name="T7"> </text:span><text:span text:style-name="T7">fi</text:span><text:span text:style-name="T7">l</text:span><text:span text:style-name="T7">e </text:span><text:span text:style-name="T7">s</text:span><text:span text:style-name="T7">e</text:span><text:span text:style-name="T7">r</text:span><text:span text:style-name="T7">v</text:span><text:span text:style-name="T7">e</text:span><text:span text:style-name="T7">r </text:span></text:p>
          </draw:text-box>
        </draw:frame>
        <draw:frame draw:style-name="gr20" draw:text-style-name="P8" draw:layer="layout" svg:width="17.02cm" svg:height="1.093cm" svg:x="3.36cm" svg:y="5.414cm">
          <draw:text-box>
            <text:p text:style-name="P7"><text:span text:style-name="T7">A</text:span><text:span text:style-name="T7"> </text:span><text:span text:style-name="T7">v</text:span><text:span text:style-name="T7">i</text:span><text:span text:style-name="T7">r</text:span><text:span text:style-name="T7">t</text:span><text:span text:style-name="T7">u</text:span><text:span text:style-name="T7">a</text:span><text:span text:style-name="T7">l</text:span><text:span text:style-name="T7">i</text:span><text:span text:style-name="T7">z</text:span><text:span text:style-name="T7">e</text:span><text:span text:style-name="T7">d</text:span><text:span text:style-name="T7"> 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h</text:span><text:span text:style-name="T7">o</text:span><text:span text:style-name="T7">m</text:span><text:span text:style-name="T7">e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y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p</text:span><text:span text:style-name="T7">a</text:span><text:span text:style-name="T7">r</text:span><text:span text:style-name="T7">t</text:span><text:span text:style-name="T7">m</text:span><text:span text:style-name="T7">e</text:span><text:span text:style-name="T7">n</text:span><text:span text:style-name="T7">t</text:span><text:span text:style-name="T7">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text:span text:style-name="T7"> </text:span><text:span text:style-name="T7">t</text:span><text:span text:style-name="T7">h</text:span><text:span text:style-name="T7">a</text:span><text:span text:style-name="T7">t</text:span></text:p>
            <text:p text:style-name="P7"><text:span text:style-name="T7">A</text:span><text:span text:style-name="T7">p</text:span><text:span text:style-name="T7">p</text:span><text:span text:style-name="T7">e</text:span><text:span text:style-name="T7">a</text:span><text:span text:style-name="T7">r</text:span><text:span text:style-name="T7">s</text:span><text:span text:style-name="T7"> </text:span><text:span text:style-name="T7">u</text:span><text:span text:style-name="T7">n</text:span><text:span text:style-name="T7">d</text:span><text:span text:style-name="T7">e</text:span><text:span text:style-name="T7">r</text:span><text:span text:style-name="T7"> </text:span><text:span text:style-name="T7">/</text:span><text:span text:style-name="T7">h</text:span><text:span text:style-name="T7">o</text:span><text:span text:style-name="T7">m</text:span><text:span text:style-name="T7">e</text:span><text:span text:style-name="T7">/</text:span><text:span text:style-name="T7">{</text:span><text:span text:style-name="T7">u</text:span><text:span text:style-name="T7">s</text:span><text:span text:style-name="T7">e</text:span><text:span text:style-name="T7">r</text:span><text:span text:style-name="T7">n</text:span><text:span text:style-name="T7">a</text:span><text:span text:style-name="T7">m</text:span><text:span text:style-name="T7">e</text:span><text:span text:style-name="T7">}</text:span><text:span text:style-name="T7">/</text:span></text:p>
          </draw:text-box>
        </draw:frame>
        <draw:frame draw:style-name="gr20" draw:text-style-name="P8" draw:layer="layout" svg:width="11.496cm" svg:height="0.547cm" svg:x="3.322cm" svg:y="7.523cm">
          <draw:text-box>
            <text:p text:style-name="P7"><text:span text:style-name="T7">Once logged in, run “du -h” I am currently using 4.3G</text:span></text:p>
          </draw:text-box>
        </draw:frame>
        <draw:frame draw:style-name="gr20" draw:text-style-name="P8" draw:layer="layout" svg:width="17.244cm" svg:height="1.639cm" svg:x="3.258cm" svg:y="9.936cm">
          <draw:text-box>
            <text:p text:style-name="P7"><text:span text:style-name="T7">I personally use sshfs to mount my files into a </text:span><text:span text:style-name="T7">local directory using the command:</text:span></text:p>
            <text:p text:style-name="P7"><text:span text:style-name="T7">sshfs {username}@sloop.engr.ship.edu:/home/</text:span><text:span text:style-name="T7">{username} {localdirectory}/</text:span></text:p>
            <text:p text:style-name="P7"><text:span text:style-name="T7">There are numerous other options available </text:span><text:span text:style-name="T7">though.</text:span></text:p>
          </draw:text-box>
        </draw:frame>
        <draw:frame draw:style-name="gr20" draw:text-style-name="P8" draw:layer="layout" svg:width="4.333cm" svg:height="0.547cm" svg:x="3.258cm" svg:y="12.31cm">
          <draw:text-box>
            <text:p text:style-name="P7"><text:span text:style-name="T7">adpasswd or passwd</text:span></text:p>
          </draw:text-box>
        </draw:frame>
        <draw:frame draw:style-name="gr20" draw:text-style-name="P8" draw:layer="layout" svg:width="15.585cm" svg:height="1.093cm" svg:x="3.451cm" svg:y="15.231cm">
          <draw:text-box>
            <text:p text:style-name="P7"><text:span text:style-name="T7">It is most </text:span><text:span text:style-name="T7">likely in </text:span><text:span text:style-name="T7">/etc/shado</text:span><text:span text:style-name="T7">w on the </text:span><text:span text:style-name="T7">departme</text:span><text:span text:style-name="T7">nt server </text:span><text:span text:style-name="T7">as </text:span><text:span text:style-name="T7">passwords </text:span><text:span text:style-name="T7">are</text:span></text:p>
            <text:p text:style-name="P7"><text:span text:style-name="T7">typically </text:span><text:span text:style-name="T7">stored </text:span><text:span text:style-name="T7">there on </text:span><text:span text:style-name="T7">local </text:span><text:span text:style-name="T7">machines</text:span></text:p>
          </draw:text-box>
        </draw:frame>
        <draw:frame draw:style-name="gr20" draw:text-style-name="P8" draw:layer="layout" svg:width="2.487cm" svg:height="0.547cm" svg:x="3.451cm" svg:y="17.987cm">
          <draw:text-box>
            <text:p text:style-name="P7"><text:span text:style-name="T7">netstat </text:span><text:span text:style-name="T8">or</text:span><text:span text:style-name="T7"> ss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R</text:span><text:span text:style-name="T1">e</text:span><text:span text:style-name="T1">m</text:span><text:span text:style-name="T1">o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2.677cm">
          <draw:text-box>
            <text:p text:style-name="P2"><text:span text:style-name="T2">1</text:span><text:span text:style-name="T2">7</text:span><text:span text:style-name="T2">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36" draw:text-style-name="P3" draw:layer="layout" svg:width="16.834cm" svg:height="0.424cm" svg:x="3.175cm" svg:y="2.677cm">
          <draw:text-box>
            <text:p text:style-name="P2"><text:span text:style-name="T2">I</text:span><text:span text:style-name="T2"> </text:span><text:span text:style-name="T2">a</text:span><text:span text:style-name="T2">m</text:span><text:span text:style-name="T2"> </text:span><text:span text:style-name="T2">s</text:span><text:span text:style-name="T2">i</text:span><text:span text:style-name="T2">t</text:span><text:span text:style-name="T2">t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r</text:span><text:span text:style-name="T2">o</text:span><text:span text:style-name="T2">o</text:span><text:span text:style-name="T2">m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 </text:span><text:span text:style-name="T2">h</text:span><text:span text:style-name="T2">i</text:span><text:span text:style-name="T2">g</text:span><text:span text:style-name="T2">h</text:span><text:span text:style-name="T2">-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U</text:span><text:span text:style-name="T2">N</text:span><text:span text:style-name="T2">I</text:span><text:span text:style-name="T2">X</text:span><text:span text:style-name="T2"> </text:span><text:span text:style-name="T2">w</text:span><text:span text:style-name="T2">o</text:span><text:span text:style-name="T2">r</text:span><text:span text:style-name="T2">k</text:span><text:span text:style-name="T2">s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,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l</text:span><text:span text:style-name="T2">y</text:span><text:span text:style-name="T2"> </text:span><text:span text:style-name="T2">1</text:span><text:span text:style-name="T2">6</text:span><text:span text:style-name="T2">-</text:span><text:span text:style-name="T2">c</text:span><text:span text:style-name="T2">o</text:span><text:span text:style-name="T2">r</text:span><text:span text:style-name="T2">e</text:span><text:span text:style-name="T2">, </text:span></text:p>
          </draw:text-box>
        </draw:frame>
        <draw:frame draw:style-name="gr37" draw:text-style-name="P3" draw:layer="layout" svg:width="16.736cm" svg:height="0.424cm" svg:x="3.175cm" svg:y="3.249cm">
          <draw:text-box>
            <text:p text:style-name="P2"><text:span text:style-name="T2">4</text:span><text:span text:style-name="T2">G</text:span><text:span text:style-name="T2">H</text:span><text:span text:style-name="T2">z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, </text:span><text:span text:style-name="T2">w</text:span><text:span text:style-name="T2">i</text:span><text:span text:style-name="T2">t</text:span><text:span text:style-name="T2">h</text:span><text:span text:style-name="T2"> </text:span><text:span text:style-name="T2">3</text:span><text:span text:style-name="T2">2</text:span><text:span text:style-name="T2">G</text:span><text:span text:style-name="T2">B</text:span><text:span text:style-name="T2"> </text:span><text:span text:style-name="T2">o</text:span><text:span text:style-name="T2">f</text:span><text:span text:style-name="T2"> </text:span><text:span text:style-name="T2">R</text:span><text:span text:style-name="T2">A</text:span><text:span text:style-name="T2">M</text:span><text:span text:style-name="T2">, </text:span><text:span text:style-name="T2">a</text:span><text:span text:style-name="T2">n</text:span><text:span text:style-name="T2">d</text:span><text:span text:style-name="T2"> </text:span><text:span text:style-name="T2">a</text:span><text:span text:style-name="T2"> </text:span><text:span text:style-name="T2">f</text:span><text:span text:style-name="T2">a</text:span><text:span text:style-name="T2">s</text:span><text:span text:style-name="T2">t</text:span><text:span text:style-name="T2"> </text:span><text:span text:style-name="T2">N</text:span><text:span text:style-name="T2">V</text:span><text:span text:style-name="T2">M</text:span><text:span text:style-name="T2">e</text:span><text:span text:style-name="T2"> </text:span><text:span text:style-name="T2">d</text:span><text:span text:style-name="T2">r</text:span><text:span text:style-name="T2">i</text:span><text:span text:style-name="T2">v</text:span><text:span text:style-name="T2">e</text:span><text:span text:style-name="T2">. </text:span><text:span text:style-name="T2"><text:s/></text:span><text:span text:style-name="T2">O</text:span><text:span text:style-name="T2">u</text:span><text:span text:style-name="T2">r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text:span text:style-name="T2">a</text:span><text:span text:style-name="T2">d</text:span><text:span text:style-name="T2">m</text:span><text:span text:style-name="T2">i</text:span><text:span text:style-name="T2">n</text:span><text:span text:style-name="T2">i</text:span><text:span text:style-name="T2">s</text:span><text:span text:style-name="T2">t</text:span><text:span text:style-name="T2">r</text:span><text:span text:style-name="T2">a</text:span><text:span text:style-name="T2">t</text:span><text:span text:style-name="T2">o</text:span><text:span text:style-name="T2">r</text:span><text:span text:style-name="T2"> </text:span></text:p>
          </draw:text-box>
        </draw:frame>
        <draw:frame draw:style-name="gr38" draw:text-style-name="P3" draw:layer="layout" svg:width="17.934cm" svg:height="0.424cm" svg:x="3.175cm" svg:y="3.82cm">
          <draw:text-box>
            <text:p text:style-name="P2"><text:span text:style-name="T2">w</text:span><text:span text:style-name="T2">o</text:span><text:span text:style-name="T2">r</text:span><text:span text:style-name="T2">k</text:span><text:span text:style-name="T2">s</text:span><text:span text:style-name="T2"> </text:span><text:span text:style-name="T2">h</text:span><text:span text:style-name="T2">a</text:span><text:span text:style-name="T2">r</text:span><text:span text:style-name="T2">d</text:span><text:span text:style-name="T2"> </text:span><text:span text:style-name="T2">t</text:span><text:span text:style-name="T2">o</text:span><text:span text:style-name="T2"> </text:span><text:span text:style-name="T2">k</text:span><text:span text:style-name="T2">e</text:span><text:span text:style-name="T2">e</text:span><text:span text:style-name="T2">p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o</text:span><text:span text:style-name="T2">u</text:span><text:span text:style-name="T2">r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text:span text:style-name="T2">c</text:span><text:span text:style-name="T2">o</text:span><text:span text:style-name="T2">n</text:span><text:span text:style-name="T2">f</text:span><text:span text:style-name="T2">i</text:span><text:span text:style-name="T2">g</text:span><text:span text:style-name="T2">u</text:span><text:span text:style-name="T2">r</text:span><text:span text:style-name="T2">e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m</text:span><text:span text:style-name="T2">e</text:span><text:span text:style-name="T2">. </text:span><text:span text:style-name="T2"><text:s/></text:span><text:span text:style-name="T2">I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w</text:span><text:span text:style-name="T2">o</text:span><text:span text:style-name="T2">r</text:span><text:span text:style-name="T2">k</text:span><text:span text:style-name="T2">s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l</text:span><text:span text:style-name="T2">l </text:span><text:span text:style-name="T2">t</text:span><text:span text:style-name="T2">o</text:span><text:span text:style-name="T2"> </text:span></text:p>
          </draw:text-box>
        </draw:frame>
        <draw:frame draw:style-name="gr39" draw:text-style-name="P3" draw:layer="layout" svg:width="17.621cm" svg:height="0.424cm" svg:x="3.175cm" svg:y="4.392cm">
          <draw:text-box>
            <text:p text:style-name="P2"><text:span text:style-name="T2">m</text:span><text:span text:style-name="T2">y</text:span><text:span text:style-name="T2">s</text:span><text:span text:style-name="T2">e</text:span><text:span text:style-name="T2">l</text:span><text:span text:style-name="T2">f</text:span><text:span text:style-name="T2">. </text:span><text:span text:style-name="T2"><text:s/></text:span><text:span text:style-name="T2">M</text:span><text:span text:style-name="T2">y</text:span><text:span text:style-name="T2"> </text:span><text:span text:style-name="T2">p</text:span><text:span text:style-name="T2">r</text:span><text:span text:style-name="T2">o</text:span><text:span text:style-name="T2">f</text:span><text:span text:style-name="T2">e</text:span><text:span text:style-name="T2">s</text:span><text:span text:style-name="T2">s</text:span><text:span text:style-name="T2">o</text:span><text:span text:style-name="T2">r</text:span><text:span text:style-name="T2"> </text:span><text:span text:style-name="T2">s</text:span><text:span text:style-name="T2">a</text:span><text:span text:style-name="T2">y</text:span><text:span text:style-name="T2">s</text:span><text:span text:style-name="T2"> </text:span><text:span text:style-name="T2">I</text:span><text:span text:style-name="T2">’</text:span><text:span text:style-name="T2">m</text:span><text:span text:style-name="T2"> </text:span><text:span text:style-name="T2">s</text:span><text:span text:style-name="T2">u</text:span><text:span text:style-name="T2">p</text:span><text:span text:style-name="T2">p</text:span><text:span text:style-name="T2">o</text:span><text:span text:style-name="T2">s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d</text:span><text:span text:style-name="T2">o</text:span><text:span text:style-name="T2"> </text:span><text:span text:style-name="T2">e</text:span><text:span text:style-name="T2">v</text:span><text:span text:style-name="T2">e</text:span><text:span text:style-name="T2">r</text:span><text:span text:style-name="T2">y</text:span><text:span text:style-name="T2">t</text:span><text:span text:style-name="T2">h</text:span><text:span text:style-name="T2">i</text:span><text:span text:style-name="T2">n</text:span><text:span text:style-name="T2">g</text:span><text:span text:style-name="T2"> </text:span><text:span text:style-name="T2">o</text:span><text:span text:style-name="T2">n</text:span><text:span text:style-name="T2"> </text:span><text:span text:style-name="T2">S</text:span><text:span text:style-name="T2">l</text:span><text:span text:style-name="T2">o</text:span><text:span text:style-name="T2">o</text:span><text:span text:style-name="T2">p</text:span><text:span text:style-name="T2">, </text:span><text:span text:style-name="T2">w</text:span><text:span text:style-name="T2">h</text:span><text:span text:style-name="T2">y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s</text:span><text:span text:style-name="T2">i</text:span><text:span text:style-name="T2">l</text:span><text:span text:style-name="T2">l</text:span><text:span text:style-name="T2">y</text:span><text:span text:style-name="T2">?</text:span><text:span text:style-name="T2"> <text:s/></text:span><text:span text:style-name="T2">(</text:span><text:span text:style-name="T2">s</text:span><text:span text:style-name="T2">e</text:span><text:span text:style-name="T2">e</text:span><text:span text:style-name="T2"> </text:span><text:span text:style-name="T2">#</text:span><text:span text:style-name="T2">9</text:span><text:span text:style-name="T2"> <text:s/></text:span></text:p>
          </draw:text-box>
        </draw:frame>
        <draw:frame draw:style-name="gr40" draw:text-style-name="P3" draw:layer="layout" svg:width="1.704cm" svg:height="0.424cm" svg:x="3.175cm" svg:y="4.963cm">
          <draw:text-box>
            <text:p text:style-name="P2"><text:span text:style-name="T2">a</text:span><text:span text:style-name="T2">n</text:span><text:span text:style-name="T2">d</text:span><text:span text:style-name="T2"> </text:span><text:span text:style-name="T2">#</text:span><text:span text:style-name="T2">1</text:span><text:span text:style-name="T2">0</text:span><text:span text:style-name="T2">)</text:span><text:span text:style-name="T2"> 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7.816cm">
          <draw:text-box>
            <text:p text:style-name="P2"><text:span text:style-name="T2">1</text:span><text:span text:style-name="T2">8</text:span><text:span text:style-name="T2">.</text:span></text:p>
          </draw:text-box>
        </draw:frame>
        <draw:frame draw:style-name="gr8" draw:text-style-name="P3" draw:layer="layout" svg:width="0.422cm" svg:height="0.475cm" svg:x="3.027cm" svg:y="7.741cm">
          <draw:text-box>
            <text:p text:style-name="P2"><text:span text:style-name="T4"><text:s/></text:span></text:p>
          </draw:text-box>
        </draw:frame>
        <draw:frame draw:style-name="gr41" draw:text-style-name="P3" draw:layer="layout" svg:width="7.986cm" svg:height="0.424cm" svg:x="3.175cm" svg:y="7.816cm">
          <draw:text-box>
            <text:p text:style-name="P2"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w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r</text:span><text:span text:style-name="T2">s</text:span><text:span text:style-name="T2">y</text:span><text:span text:style-name="T2">n</text:span><text:span text:style-name="T2">c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d</text:span><text:span text:style-name="T2">o</text:span><text:span text:style-name="T2">e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10.674cm">
          <draw:text-box>
            <text:p text:style-name="P2"><text:span text:style-name="T2">1</text:span><text:span text:style-name="T2">9</text:span><text:span text:style-name="T2">.</text:span></text:p>
          </draw:text-box>
        </draw:frame>
        <draw:frame draw:style-name="gr8" draw:text-style-name="P3" draw:layer="layout" svg:width="0.422cm" svg:height="0.475cm" svg:x="3.027cm" svg:y="10.598cm">
          <draw:text-box>
            <text:p text:style-name="P2"><text:span text:style-name="T4"><text:s/></text:span></text:p>
          </draw:text-box>
        </draw:frame>
        <draw:frame draw:style-name="gr42" draw:text-style-name="P3" draw:layer="layout" svg:width="17.113cm" svg:height="0.424cm" svg:x="3.175cm" svg:y="10.674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u</text:span><text:span text:style-name="T2">s</text:span><text:span text:style-name="T2">e</text:span><text:span text:style-name="T2"> </text:span><text:span text:style-name="T2">i</text:span><text:span text:style-name="T2">t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p</text:span><text:span text:style-name="T2">y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h</text:span><text:span text:style-name="T2">o</text:span><text:span text:style-name="T2">m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text:span text:style-name="T2">t</text:span><text:span text:style-name="T2">o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l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13.527cm">
          <draw:text-box>
            <text:p text:style-name="P2"><text:span text:style-name="T2">2</text:span><text:span text:style-name="T2">0</text:span><text:span text:style-name="T2">.</text:span></text:p>
          </draw:text-box>
        </draw:frame>
        <draw:frame draw:style-name="gr8" draw:text-style-name="P3" draw:layer="layout" svg:width="0.422cm" svg:height="0.475cm" svg:x="3.027cm" svg:y="13.451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7.236cm" svg:height="0.424cm" svg:x="3.175cm" svg:y="13.527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s</text:span><text:span text:style-name="T2">e</text:span><text:span text:style-name="T2">c</text:span><text:span text:style-name="T2">u</text:span><text:span text:style-name="T2">r</text:span><text:span text:style-name="T2">e</text:span><text:span text:style-name="T2">-</text:span><text:span text:style-name="T2">s</text:span><text:span text:style-name="T2">h</text:span><text:span text:style-name="T2">e</text:span><text:span text:style-name="T2">l</text:span><text:span text:style-name="T2">l </text:span><text:span text:style-name="T2">e</text:span><text:span text:style-name="T2">n</text:span><text:span text:style-name="T2">v</text:span><text:span text:style-name="T2">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s</text:span><text:span text:style-name="T2">f</text:span><text:span text:style-name="T2">t</text:span><text:span text:style-name="T2">p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a</text:span><text:span text:style-name="T2">l</text:span><text:span text:style-name="T2">l</text:span><text:span text:style-name="T2">o</text:span><text:span text:style-name="T2">w</text:span><text:span text:style-name="T2">s</text:span><text:span text:style-name="T2"> </text:span><text:span text:style-name="T2">y</text:span><text:span text:style-name="T2">o</text:span><text:span text:style-name="T2">u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 </text:span></text:p>
          </draw:text-box>
        </draw:frame>
        <draw:frame draw:style-name="gr44" draw:text-style-name="P3" draw:layer="layout" svg:width="17.596cm" svg:height="0.424cm" svg:x="3.175cm" svg:y="14.099cm">
          <draw:text-box>
            <text:p text:style-name="P2"><text:span text:style-name="T2">f</text:span><text:span text:style-name="T2">i</text:span><text:span text:style-name="T2">l</text:span><text:span text:style-name="T2">e</text:span><text:span text:style-name="T2">s</text:span><text:span text:style-name="T2">, </text:span><text:span text:style-name="T2">o</text:span><text:span text:style-name="T2">n</text:span><text:span text:style-name="T2">e</text:span><text:span text:style-name="T2"> </text:span><text:span text:style-name="T2">b</text:span><text:span text:style-name="T2">y</text:span><text:span text:style-name="T2"> </text:span><text:span text:style-name="T2">o</text:span><text:span text:style-name="T2">n</text:span><text:span text:style-name="T2">e</text:span><text:span text:style-name="T2">. </text:span><text:span text:style-name="T2"><text:s/></text:span><text:span text:style-name="T2">S</text:span><text:span text:style-name="T2">h</text:span><text:span text:style-name="T2">o</text:span><text:span text:style-name="T2">w</text:span><text:span text:style-name="T2"> </text:span><text:span text:style-name="T2">a</text:span><text:span text:style-name="T2">n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 </text:span><text:span text:style-name="T2">o</text:span><text:span text:style-name="T2">f</text:span><text:span text:style-name="T2"> 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e</text:span><text:span text:style-name="T2">r</text:span><text:span text:style-name="T2"> </text:span><text:span text:style-name="T2">a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“</text:span><text:span text:style-name="T2">r</text:span><text:span text:style-name="T2">e</text:span><text:span text:style-name="T2">a</text:span><text:span text:style-name="T2">d</text:span><text:span text:style-name="T2">m</text:span><text:span text:style-name="T2">e</text:span><text:span text:style-name="T2">.</text:span><text:span text:style-name="T2">m</text:span><text:span text:style-name="T2">d</text:span><text:span text:style-name="T2">”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/text:p>
          </draw:text-box>
        </draw:frame>
        <draw:frame draw:style-name="gr45" draw:text-style-name="P3" draw:layer="layout" svg:width="6.166cm" svg:height="0.424cm" svg:x="3.175cm" svg:y="14.67cm">
          <draw:text-box>
            <text:p text:style-name="P2"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: </text:span></text:p>
          </draw:text-box>
        </draw:frame>
        <draw:frame draw:style-name="gr3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17.528cm">
          <draw:text-box>
            <text:p text:style-name="P2"><text:span text:style-name="T2">2</text:span><text:span text:style-name="T2">1</text:span><text:span text:style-name="T2">.</text:span></text:p>
          </draw:text-box>
        </draw:frame>
        <draw:frame draw:style-name="gr8" draw:text-style-name="P3" draw:layer="layout" svg:width="0.422cm" svg:height="0.475cm" svg:x="3.027cm" svg:y="17.452cm">
          <draw:text-box>
            <text:p text:style-name="P2"><text:span text:style-name="T4"><text:s/></text:span></text:p>
          </draw:text-box>
        </draw:frame>
        <draw:frame draw:style-name="gr46" draw:text-style-name="P3" draw:layer="layout" svg:width="16.982cm" svg:height="0.424cm" svg:x="3.175cm" svg:y="17.528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s</text:span><text:span text:style-name="T2">f</text:span><text:span text:style-name="T2">t</text:span><text:span text:style-name="T2">p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e</text:span><text:span text:style-name="T2">r</text:span><text:span text:style-name="T2">s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w</text:span><text:span text:style-name="T2">i</text:span><text:span text:style-name="T2">l</text:span><text:span text:style-name="T2">d</text:span><text:span text:style-name="T2">c</text:span><text:span text:style-name="T2">a</text:span><text:span text:style-name="T2">r</text:span><text:span text:style-name="T2">d</text:span><text:span text:style-name="T2">s</text:span><text:span text:style-name="T2">. </text:span><text:span text:style-name="T2"><text:s/></text:span><text:span text:style-name="T2">S</text:span><text:span text:style-name="T2">h</text:span><text:span text:style-name="T2">o</text:span><text:span text:style-name="T2">w</text:span><text:span text:style-name="T2"> 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d</text:span><text:span text:style-name="T2">o</text:span><text:span text:style-name="T2">w</text:span><text:span text:style-name="T2">n</text:span><text:span text:style-name="T2">l</text:span><text:span text:style-name="T2">o</text:span><text:span text:style-name="T2">a</text:span><text:span text:style-name="T2">d</text:span><text:span text:style-name="T2"> </text:span><text:span text:style-name="T2">a</text:span><text:span text:style-name="T2"> </text:span></text:p>
          </draw:text-box>
        </draw:frame>
        <draw:frame draw:style-name="gr47" draw:text-style-name="P3" draw:layer="layout" svg:width="5.154cm" svg:height="0.424cm" svg:x="3.175cm" svg:y="18.099cm">
          <draw:text-box>
            <text:p text:style-name="P2"><text:span text:style-name="T2">w</text:span><text:span text:style-name="T2">h</text:span><text:span text:style-name="T2">o</text:span><text:span text:style-name="T2">l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s</text:span><text:span text:style-name="T2">f</text:span><text:span text:style-name="T2">t</text:span><text:span text:style-name="T2">p</text:span><text:span text:style-name="T2">. </text:span></text:p>
          </draw:text-box>
        </draw:frame>
        <draw:frame draw:style-name="gr3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381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20.952cm">
          <draw:text-box>
            <text:p text:style-name="P2"><text:span text:style-name="T2">2</text:span><text:span text:style-name="T2">2</text:span><text:span text:style-name="T2">.</text:span></text:p>
          </draw:text-box>
        </draw:frame>
        <draw:frame draw:style-name="gr8" draw:text-style-name="P3" draw:layer="layout" svg:width="0.422cm" svg:height="0.475cm" svg:x="3.027cm" svg:y="20.877cm">
          <draw:text-box>
            <text:p text:style-name="P2"><text:span text:style-name="T4"><text:s/></text:span></text:p>
          </draw:text-box>
        </draw:frame>
        <draw:polygon draw:style-name="gr48" draw:text-style-name="P9" draw:layer="layout" svg:width="3.125cm" svg:height="0.025cm" svg:x="16.162cm" svg:y="21.302cm" svg:viewBox="0 0 3126 26" draw:points="0,26 3126,26 3126,0 0,0">
          <text:p/>
        </draw:polygon>
        <draw:frame draw:style-name="gr49" draw:text-style-name="P3" draw:layer="layout" svg:width="17.435cm" svg:height="0.424cm" svg:x="3.175cm" svg:y="20.952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‘</text:span><text:span text:style-name="T2">n</text:span><text:span text:style-name="T2">s</text:span><text:span text:style-name="T2">l</text:span><text:span text:style-name="T2">o</text:span><text:span text:style-name="T2">o</text:span><text:span text:style-name="T2">k</text:span><text:span text:style-name="T2">u</text:span><text:span text:style-name="T2">p</text:span><text:span text:style-name="T2">’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P</text:span><text:span text:style-name="T2">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h</text:span><text:span text:style-name="T2">o</text:span><text:span text:style-name="T2">s</text:span><text:span text:style-name="T2">t</text:span><text:span text:style-name="T2">n</text:span><text:span text:style-name="T2">a</text:span><text:span text:style-name="T2">m</text:span><text:span text:style-name="T2">e</text:span><text:span text:style-name="T2">, </text:span><text:span text:style-name="T2">s</text:span><text:span text:style-name="T2">u</text:span><text:span text:style-name="T2">c</text:span><text:span text:style-name="T2">h</text:span><text:span text:style-name="T2"> </text:span><text:span text:style-name="T2">a</text:span><text:span text:style-name="T2">s</text:span><text:span text:style-name="T2"> </text:span><text:span text:style-name="T9">w</text:span><text:span text:style-name="T9">w</text:span><text:span text:style-name="T9">w</text:span><text:span text:style-name="T9">.</text:span><text:span text:style-name="T9">g</text:span><text:span text:style-name="T9">o</text:span><text:span text:style-name="T9">o</text:span><text:span text:style-name="T9">g</text:span><text:span text:style-name="T9">l</text:span><text:span text:style-name="T9">e</text:span><text:span text:style-name="T9">.</text:span><text:span text:style-name="T9">c</text:span><text:span text:style-name="T9">o</text:span><text:span text:style-name="T9">m</text:span><text:span text:style-name="T2"> </text:span></text:p>
          </draw:text-box>
        </draw:frame>
        <draw:frame draw:style-name="gr3" draw:text-style-name="P3" draw:layer="layout" svg:width="0.422cm" svg:height="0.424cm" svg:x="3.175cm" svg:y="21.5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0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23.238cm">
          <draw:text-box>
            <text:p text:style-name="P2"><text:span text:style-name="T2">2</text:span><text:span text:style-name="T2">3</text:span><text:span text:style-name="T2">.</text:span></text:p>
          </draw:text-box>
        </draw:frame>
        <draw:frame draw:style-name="gr8" draw:text-style-name="P3" draw:layer="layout" svg:width="0.422cm" svg:height="0.475cm" svg:x="3.027cm" svg:y="23.163cm">
          <draw:text-box>
            <text:p text:style-name="P2"><text:span text:style-name="T4"><text:s/></text:span></text:p>
          </draw:text-box>
        </draw:frame>
        <draw:frame draw:style-name="gr50" draw:text-style-name="P3" draw:layer="layout" svg:width="15.902cm" svg:height="0.424cm" svg:x="3.175cm" svg:y="23.238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‘</text:span><text:span text:style-name="T2">n</text:span><text:span text:style-name="T2">s</text:span><text:span text:style-name="T2">l</text:span><text:span text:style-name="T2">o</text:span><text:span text:style-name="T2">o</text:span><text:span text:style-name="T2">k</text:span><text:span text:style-name="T2">u</text:span><text:span text:style-name="T2">p</text:span><text:span text:style-name="T2">’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o</text:span><text:span text:style-name="T2">s</text:span><text:span text:style-name="T2">t</text:span><text:span text:style-name="T2"> </text:span><text:span text:style-name="T2">n</text:span><text:span text:style-name="T2">a</text:span><text:span text:style-name="T2">m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n</text:span><text:span text:style-name="T2"> </text:span><text:span text:style-name="T2">I</text:span><text:span text:style-name="T2">P</text:span><text:span text:style-name="T2">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, </text:span><text:span text:style-name="T2">s</text:span><text:span text:style-name="T2">u</text:span><text:span text:style-name="T2">c</text:span><text:span text:style-name="T2">h</text:span><text:span text:style-name="T2"> </text:span><text:span text:style-name="T2">a</text:span><text:span text:style-name="T2">s</text:span><text:span text:style-name="T2">: </text:span><text:span text:style-name="T2">8</text:span><text:span text:style-name="T2">.</text:span><text:span text:style-name="T2">8</text:span><text:span text:style-name="T2">.</text:span><text:span text:style-name="T2">8</text:span><text:span text:style-name="T2">.</text:span><text:span text:style-name="T2">8</text:span><text:span text:style-name="T2"> </text:span></text:p>
          </draw:text-box>
        </draw:frame>
        <draw:frame draw:style-name="gr3" draw:text-style-name="P3" draw:layer="layout" svg:width="0.422cm" svg:height="0.424cm" svg:x="3.175cm" svg:y="23.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3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949cm">
          <draw:text-box>
            <text:p text:style-name="P2"><text:span text:style-name="T2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R</text:span><text:span text:style-name="T1">e</text:span><text:span text:style-name="T1">m</text:span><text:span text:style-name="T1">o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2.677cm">
          <draw:text-box>
            <text:p text:style-name="P2"><text:span text:style-name="T2">2</text:span><text:span text:style-name="T2">4</text:span><text:span text:style-name="T2">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51" draw:text-style-name="P3" draw:layer="layout" svg:width="17.862cm" svg:height="0.424cm" svg:x="3.175cm" svg:y="2.677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‘</text:span><text:span text:style-name="T2">w</text:span><text:span text:style-name="T2">h</text:span><text:span text:style-name="T2">o</text:span><text:span text:style-name="T2">i</text:span><text:span text:style-name="T2">s</text:span><text:span text:style-name="T2">’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o</text:span><text:span text:style-name="T2">u</text:span><text:span text:style-name="T2">t</text:span><text:span text:style-name="T2"> </text:span><text:span text:style-name="T2">w</text:span><text:span text:style-name="T2">h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d</text:span><text:span text:style-name="T2">m</text:span><text:span text:style-name="T2">i</text:span><text:span text:style-name="T2">n</text:span><text:span text:style-name="T2">i</text:span><text:span text:style-name="T2">s</text:span><text:span text:style-name="T2">t</text:span><text:span text:style-name="T2">r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o</text:span><text:span text:style-name="T2">f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c</text:span><text:span text:style-name="T2">t</text:span><text:span text:style-name="T2"> </text:span><text:span text:style-name="T2">f</text:span><text:span text:style-name="T2">o</text:span><text:span text:style-name="T2">r</text:span><text:span text:style-name="T2"> </text:span><text:span text:style-name="T2">“</text:span><text:span text:style-name="T2">s</text:span><text:span text:style-name="T2">h</text:span><text:span text:style-name="T2">i</text:span><text:span text:style-name="T2">p</text:span><text:span text:style-name="T2">.</text:span><text:span text:style-name="T2">e</text:span><text:span text:style-name="T2">d</text:span><text:span text:style-name="T2">u</text:span><text:span text:style-name="T2">”</text:span><text:span text:style-name="T2"> </text:span><text:span text:style-name="T2">i</text:span><text:span text:style-name="T2">s</text:span><text:span text:style-name="T2">: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5.53cm">
          <draw:text-box>
            <text:p text:style-name="P2"><text:span text:style-name="T2">2</text:span><text:span text:style-name="T2">5</text:span><text:span text:style-name="T2">.</text:span></text:p>
          </draw:text-box>
        </draw:frame>
        <draw:frame draw:style-name="gr8" draw:text-style-name="P3" draw:layer="layout" svg:width="0.422cm" svg:height="0.475cm" svg:x="3.027cm" svg:y="5.455cm">
          <draw:text-box>
            <text:p text:style-name="P2"><text:span text:style-name="T4"><text:s/></text:span></text:p>
          </draw:text-box>
        </draw:frame>
        <draw:frame draw:style-name="gr52" draw:text-style-name="P3" draw:layer="layout" svg:width="13.862cm" svg:height="0.424cm" svg:x="3.175cm" svg:y="5.53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n</text:span><text:span text:style-name="T2">g</text:span><text:span text:style-name="T2">e</text:span><text:span text:style-name="T2">r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text:span text:style-name="T2">o</text:span><text:span text:style-name="T2">n</text:span><text:span text:style-name="T2"> </text:span><text:span text:style-name="T2">s</text:span><text:span text:style-name="T2">l</text:span><text:span text:style-name="T2">o</text:span><text:span text:style-name="T2">o</text:span><text:span text:style-name="T2">p</text:span><text:span text:style-name="T2"> </text:span><text:span text:style-name="T2">o</text:span><text:span text:style-name="T2">r</text:span><text:span text:style-name="T2"> </text:span><text:span text:style-name="T2">c</text:span><text:span text:style-name="T2">l</text:span><text:span text:style-name="T2">i</text:span><text:span text:style-name="T2">p</text:span><text:span text:style-name="T2">p</text:span><text:span text:style-name="T2">e</text:span><text:span text:style-name="T2">r</text:span><text:span text:style-name="T2"> </text:span><text:span text:style-name="T2">t</text:span><text:span text:style-name="T2">o</text:span><text:span text:style-name="T2"> </text:span><text:span text:style-name="T2">“</text:span><text:span text:style-name="T2">f</text:span><text:span text:style-name="T2">i</text:span><text:span text:style-name="T2">n</text:span><text:span text:style-name="T2">g</text:span><text:span text:style-name="T2">e</text:span><text:span text:style-name="T2">r</text:span><text:span text:style-name="T2">”</text:span><text:span text:style-name="T2"> </text:span><text:span text:style-name="T2">s</text:span><text:span text:style-name="T2">o</text:span><text:span text:style-name="T2">m</text:span><text:span text:style-name="T2">e</text:span><text:span text:style-name="T2">o</text:span><text:span text:style-name="T2">n</text:span><text:span text:style-name="T2">e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: 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7.245cm">
          <draw:text-box>
            <text:p text:style-name="P2"><text:span text:style-name="T2">2</text:span><text:span text:style-name="T2">6</text:span><text:span text:style-name="T2">.</text:span></text:p>
          </draw:text-box>
        </draw:frame>
        <draw:frame draw:style-name="gr8" draw:text-style-name="P3" draw:layer="layout" svg:width="0.422cm" svg:height="0.475cm" svg:x="3.027cm" svg:y="7.169cm">
          <draw:text-box>
            <text:p text:style-name="P2"><text:span text:style-name="T4"><text:s/></text:span></text:p>
          </draw:text-box>
        </draw:frame>
        <draw:frame draw:style-name="gr53" draw:text-style-name="P3" draw:layer="layout" svg:width="16.999cm" svg:height="0.424cm" svg:x="3.175cm" svg:y="7.245cm">
          <draw:text-box>
            <text:p text:style-name="P2"><text:span text:style-name="T2">S</text:span><text:span text:style-name="T2">u</text:span><text:span text:style-name="T2">p</text:span><text:span text:style-name="T2">p</text:span><text:span text:style-name="T2">o</text:span><text:span text:style-name="T2">s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a</text:span><text:span text:style-name="T2">n</text:span><text:span text:style-name="T2">t</text:span><text:span text:style-name="T2">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text:span text:style-name="T2">e</text:span><text:span text:style-name="T2">c</text:span><text:span text:style-name="T2">l</text:span><text:span text:style-name="T2">i</text:span><text:span text:style-name="T2">p</text:span><text:span text:style-name="T2">s</text:span><text:span text:style-name="T2">e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s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. </text:span><text:span text:style-name="T2"><text:s/></text:span><text:span text:style-name="T2">I</text:span><text:span text:style-name="T2">t</text:span><text:span text:style-name="T2"> 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s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i</text:span><text:span text:style-name="T2">c</text:span><text:span text:style-name="T2">s</text:span><text:span text:style-name="T2"> </text:span><text:span text:style-name="T2">(</text:span><text:span text:style-name="T2">k</text:span><text:span text:style-name="T2">n</text:span><text:span text:style-name="T2">o</text:span><text:span text:style-name="T2">w</text:span><text:span text:style-name="T2">n</text:span><text:span text:style-name="T2"> </text:span><text:span text:style-name="T2">a</text:span><text:span text:style-name="T2">s</text:span><text:span text:style-name="T2"> </text:span><text:span text:style-name="T2">X</text:span><text:span text:style-name="T2">1</text:span><text:span text:style-name="T2">1</text:span><text:span text:style-name="T2"> </text:span><text:span text:style-name="T2">i</text:span><text:span text:style-name="T2">n</text:span><text:span text:style-name="T2"> </text:span></text:p>
          </draw:text-box>
        </draw:frame>
        <draw:frame draw:style-name="gr54" draw:text-style-name="P3" draw:layer="layout" svg:width="12.977cm" svg:height="0.424cm" svg:x="3.175cm" svg:y="7.816cm">
          <draw:text-box>
            <text:p text:style-name="P2"><text:span text:style-name="T2">U</text:span><text:span text:style-name="T2">N</text:span><text:span text:style-name="T2">I</text:span><text:span text:style-name="T2">X</text:span><text:span text:style-name="T2">)</text:span><text:span text:style-name="T2">. </text:span><text:span text:style-name="T2"><text:s/></text:span><text:span text:style-name="T2">H</text:span><text:span text:style-name="T2">o</text:span><text:span text:style-name="T2">w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y</text:span><text:span text:style-name="T2">o</text:span><text:span text:style-name="T2">u</text:span><text:span text:style-name="T2"> </text:span><text:span text:style-name="T2">e</text:span><text:span text:style-name="T2">n</text:span><text:span text:style-name="T2">a</text:span><text:span text:style-name="T2">b</text:span><text:span text:style-name="T2">l</text:span><text:span text:style-name="T2">e</text:span><text:span text:style-name="T2"> </text:span><text:span text:style-name="T2">S</text:span><text:span text:style-name="T2">S</text:span><text:span text:style-name="T2">H</text:span><text:span text:style-name="T2"> </text:span><text:span text:style-name="T2">t</text:span><text:span text:style-name="T2">o</text:span><text:span text:style-name="T2"> </text:span><text:span text:style-name="T2">“</text:span><text:span text:style-name="T2">f</text:span><text:span text:style-name="T2">o</text:span><text:span text:style-name="T2">r</text:span><text:span text:style-name="T2">w</text:span><text:span text:style-name="T2">a</text:span><text:span text:style-name="T2">r</text:span><text:span text:style-name="T2">d</text:span><text:span text:style-name="T2">”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X</text:span><text:span text:style-name="T2">1</text:span><text:span text:style-name="T2">1</text:span><text:span text:style-name="T2"> </text:span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10.674cm">
          <draw:text-box>
            <text:p text:style-name="P2"><text:span text:style-name="T2">2</text:span><text:span text:style-name="T2">7</text:span><text:span text:style-name="T2">.</text:span></text:p>
          </draw:text-box>
        </draw:frame>
        <draw:frame draw:style-name="gr8" draw:text-style-name="P3" draw:layer="layout" svg:width="0.422cm" svg:height="0.475cm" svg:x="3.027cm" svg:y="10.598cm">
          <draw:text-box>
            <text:p text:style-name="P2"><text:span text:style-name="T4"><text:s/></text:span></text:p>
          </draw:text-box>
        </draw:frame>
        <draw:frame draw:style-name="gr55" draw:text-style-name="P3" draw:layer="layout" svg:width="17.473cm" svg:height="0.424cm" svg:x="3.175cm" svg:y="10.674cm">
          <draw:text-box>
            <text:p text:style-name="P2"><text:span text:style-name="T2">S</text:span><text:span text:style-name="T2">o</text:span><text:span text:style-name="T2">m</text:span><text:span text:style-name="T2">e</text:span><text:span text:style-name="T2">t</text:span><text:span text:style-name="T2">i</text:span><text:span text:style-name="T2">m</text:span><text:span text:style-name="T2">e</text:span><text:span text:style-name="T2">s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s</text:span><text:span text:style-name="T2">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u</text:span><text:span text:style-name="T2">s</text:span><text:span text:style-name="T2">e</text:span><text:span text:style-name="T2"> </text:span><text:span text:style-name="T2">a</text:span><text:span text:style-name="T2"> </text:span><text:span text:style-name="T2">w</text:span><text:span text:style-name="T2">e</text:span><text:span text:style-name="T2">b</text:span><text:span text:style-name="T2"> </text:span><text:span text:style-name="T2">b</text:span><text:span text:style-name="T2">r</text:span><text:span text:style-name="T2">o</text:span><text:span text:style-name="T2">w</text:span><text:span text:style-name="T2">s</text:span><text:span text:style-name="T2">e</text:span><text:span text:style-name="T2">r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“</text:span><text:span text:style-name="T2">o</text:span><text:span text:style-name="T2">u</text:span><text:span text:style-name="T2">t</text:span><text:span text:style-name="T2">s</text:span><text:span text:style-name="T2">i</text:span><text:span text:style-name="T2">d</text:span><text:span text:style-name="T2">e</text:span><text:span text:style-name="T2">”</text:span><text:span text:style-name="T2"> </text:span><text:span text:style-name="T2">t</text:span><text:span text:style-name="T2">o</text:span><text:span text:style-name="T2"> </text:span><text:span text:style-name="T2">t</text:span><text:span text:style-name="T2">e</text:span><text:span text:style-name="T2">s</text:span><text:span text:style-name="T2">t</text:span><text:span text:style-name="T2"> 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i</text:span><text:span text:style-name="T2">r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56" draw:text-style-name="P3" draw:layer="layout" svg:width="17.74cm" svg:height="0.424cm" svg:x="3.175cm" svg:y="11.245cm">
          <draw:text-box>
            <text:p text:style-name="P2"><text:span text:style-name="T2">w</text:span><text:span text:style-name="T2">i</text:span><text:span text:style-name="T2">l</text:span><text:span text:style-name="T2">l </text:span><text:span text:style-name="T2">w</text:span><text:span text:style-name="T2">o</text:span><text:span text:style-name="T2">r</text:span><text:span text:style-name="T2">k</text:span><text:span text:style-name="T2">. </text:span><text:span text:style-name="T2"><text:s/></text:span><text:span text:style-name="T2">S</text:span><text:span text:style-name="T2">h</text:span><text:span text:style-name="T2">o</text:span><text:span text:style-name="T2">w</text:span><text:span text:style-name="T2"> 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 </text:span><text:span text:style-name="T2">c</text:span><text:span text:style-name="T2">a</text:span><text:span text:style-name="T2">n</text:span><text:span text:style-name="T2"> </text:span><text:span text:style-name="T2">r</text:span><text:span text:style-name="T2">u</text:span><text:span text:style-name="T2">n</text:span><text:span text:style-name="T2"> </text:span><text:span text:style-name="T2">“</text:span><text:span text:style-name="T2">f</text:span><text:span text:style-name="T2">i</text:span><text:span text:style-name="T2">r</text:span><text:span text:style-name="T2">e</text:span><text:span text:style-name="T2">f</text:span><text:span text:style-name="T2">o</text:span><text:span text:style-name="T2">x</text:span><text:span text:style-name="T2">”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i</text:span><text:span text:style-name="T2">t</text:span><text:span text:style-name="T2">s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i</text:span><text:span text:style-name="T2">c</text:span><text:span text:style-name="T2">a</text:span><text:span text:style-name="T2">l </text:span><text:span text:style-name="T2">d</text:span><text:span text:style-name="T2">i</text:span><text:span text:style-name="T2">s</text:span><text:span text:style-name="T2">-</text:span></text:p>
          </draw:text-box>
        </draw:frame>
        <draw:frame draw:style-name="gr57" draw:text-style-name="P3" draw:layer="layout" svg:width="5.95cm" svg:height="0.424cm" svg:x="3.175cm" svg:y="11.817cm">
          <draw:text-box>
            <text:p text:style-name="P2"><text:span text:style-name="T2">p</text:span><text:span text:style-name="T2">l</text:span><text:span text:style-name="T2">a</text:span><text:span text:style-name="T2">y</text:span><text:span text:style-name="T2"> </text:span><text:span text:style-name="T2">a</text:span><text:span text:style-name="T2">p</text:span><text:span text:style-name="T2">p</text:span><text:span text:style-name="T2">e</text:span><text:span text:style-name="T2">a</text:span><text:span text:style-name="T2">r</text:span><text:span text:style-name="T2"> </text:span><text:span text:style-name="T2">o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: </text:span></text:p>
          </draw:text-box>
        </draw:frame>
        <draw:frame draw:style-name="gr3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099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14.67cm">
          <draw:text-box>
            <text:p text:style-name="P2"><text:span text:style-name="T2">2</text:span><text:span text:style-name="T2">8</text:span><text:span text:style-name="T2">.</text:span></text:p>
          </draw:text-box>
        </draw:frame>
        <draw:frame draw:style-name="gr8" draw:text-style-name="P3" draw:layer="layout" svg:width="0.422cm" svg:height="0.475cm" svg:x="3.027cm" svg:y="14.594cm">
          <draw:text-box>
            <text:p text:style-name="P2"><text:span text:style-name="T4"><text:s/></text:span></text:p>
          </draw:text-box>
        </draw:frame>
        <draw:frame draw:style-name="gr58" draw:text-style-name="P3" draw:layer="layout" svg:width="17.49cm" svg:height="0.424cm" svg:x="3.175cm" svg:y="14.67cm">
          <draw:text-box>
            <text:p text:style-name="P2"><text:span text:style-name="T2">L</text:span><text:span text:style-name="T2">o</text:span><text:span text:style-name="T2">o</text:span><text:span text:style-name="T2">k</text:span><text:span text:style-name="T2">u</text:span><text:span text:style-name="T2">p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w</text:span><text:span text:style-name="T2">g</text:span><text:span text:style-name="T2">e</text:span><text:span text:style-name="T2">t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h</text:span><text:span text:style-name="T2">o</text:span><text:span text:style-name="T2">w</text:span><text:span text:style-name="T2"> 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d</text:span><text:span text:style-name="T2">o</text:span><text:span text:style-name="T2">w</text:span><text:span text:style-name="T2">n</text:span><text:span text:style-name="T2">l</text:span><text:span text:style-name="T2">o</text:span><text:span text:style-name="T2">a</text:span><text:span text:style-name="T2">d</text:span><text:span text:style-name="T2"> </text:span><text:span text:style-name="T2">a</text:span><text:span text:style-name="T2"> </text:span><text:span text:style-name="T2">w</text:span><text:span text:style-name="T2">e</text:span><text:span text:style-name="T2">b</text:span><text:span text:style-name="T2"> </text:span><text:span text:style-name="T2">p</text:span><text:span text:style-name="T2">a</text:span><text:span text:style-name="T2">g</text:span><text:span text:style-name="T2">e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t</text:span><text:span text:style-name="T2">e</text:span><text:span text:style-name="T2">x</text:span><text:span text:style-name="T2">t</text:span><text:span text:style-name="T2"> </text:span><text:span text:style-name="T2">f</text:span><text:span text:style-name="T2">i</text:span><text:span text:style-name="T2">l</text:span><text:span text:style-name="T2">e</text:span><text:span text:style-name="T2">. </text:span></text:p>
          </draw:text-box>
        </draw:frame>
        <draw:frame draw:style-name="gr3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26" draw:text-style-name="P3" draw:layer="layout" svg:width="0.531cm" svg:height="0.424cm" svg:x="2.54cm" svg:y="17.528cm">
          <draw:text-box>
            <text:p text:style-name="P2"><text:span text:style-name="T2">2</text:span><text:span text:style-name="T2">9</text:span><text:span text:style-name="T2">.</text:span></text:p>
          </draw:text-box>
        </draw:frame>
        <draw:frame draw:style-name="gr8" draw:text-style-name="P3" draw:layer="layout" svg:width="0.422cm" svg:height="0.475cm" svg:x="3.027cm" svg:y="17.452cm">
          <draw:text-box>
            <text:p text:style-name="P2"><text:span text:style-name="T4"><text:s/></text:span></text:p>
          </draw:text-box>
        </draw:frame>
        <draw:frame draw:style-name="gr59" draw:text-style-name="P3" draw:layer="layout" svg:width="17.359cm" svg:height="0.424cm" svg:x="3.175cm" svg:y="17.528cm">
          <draw:text-box>
            <text:p text:style-name="P2"><text:span text:style-name="T2">L</text:span><text:span text:style-name="T2">o</text:span><text:span text:style-name="T2">o</text:span><text:span text:style-name="T2">k</text:span><text:span text:style-name="T2">u</text:span><text:span text:style-name="T2">p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w</text:span><text:span text:style-name="T2">g</text:span><text:span text:style-name="T2">e</text:span><text:span text:style-name="T2">t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s</text:span><text:span text:style-name="T2">h</text:span><text:span text:style-name="T2">o</text:span><text:span text:style-name="T2">w</text:span><text:span text:style-name="T2"> 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 </text:span><text:span text:style-name="T2">d</text:span><text:span text:style-name="T2">o</text:span><text:span text:style-name="T2">w</text:span><text:span text:style-name="T2">n</text:span><text:span text:style-name="T2">l</text:span><text:span text:style-name="T2">o</text:span><text:span text:style-name="T2">a</text:span><text:span text:style-name="T2">d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w</text:span><text:span text:style-name="T2">e</text:span><text:span text:style-name="T2">b</text:span><text:span text:style-name="T2"> </text:span><text:span text:style-name="T2">p</text:span><text:span text:style-name="T2">a</text:span><text:span text:style-name="T2">g</text:span><text:span text:style-name="T2">e</text:span><text:span text:style-name="T2">, </text:span><text:span text:style-name="T2">r</text:span><text:span text:style-name="T2">e</text:span><text:span text:style-name="T2">c</text:span><text:span text:style-name="T2">u</text:span><text:span text:style-name="T2">r</text:span><text:span text:style-name="T2">-</text:span></text:p>
          </draw:text-box>
        </draw:frame>
        <draw:frame draw:style-name="gr60" draw:text-style-name="P3" draw:layer="layout" svg:width="10.666cm" svg:height="0.424cm" svg:x="3.175cm" svg:y="18.099cm">
          <draw:text-box>
            <text:p text:style-name="P2"><text:span text:style-name="T2">s</text:span><text:span text:style-name="T2">i</text:span><text:span text:style-name="T2">v</text:span><text:span text:style-name="T2">e</text:span><text:span text:style-name="T2">l</text:span><text:span text:style-name="T2">y</text:span><text:span text:style-name="T2">, </text:span><text:span text:style-name="T2">t</text:span><text:span text:style-name="T2">o</text:span><text:span text:style-name="T2"> </text:span><text:span text:style-name="T2">“</text:span><text:span text:style-name="T2">m</text:span><text:span text:style-name="T2">i</text:span><text:span text:style-name="T2">r</text:span><text:span text:style-name="T2">r</text:span><text:span text:style-name="T2">o</text:span><text:span text:style-name="T2">r</text:span><text:span text:style-name="T2">”</text:span><text:span text:style-name="T2"> </text:span><text:span text:style-name="T2">o</text:span><text:span text:style-name="T2">r</text:span><text:span text:style-name="T2"> </text:span><text:span text:style-name="T2">“</text:span><text:span text:style-name="T2">s</text:span><text:span text:style-name="T2">p</text:span><text:span text:style-name="T2">i</text:span><text:span text:style-name="T2">d</text:span><text:span text:style-name="T2">e</text:span><text:span text:style-name="T2">r</text:span><text:span text:style-name="T2">”</text:span><text:span text:style-name="T2"> </text:span><text:span text:style-name="T2">a</text:span><text:span text:style-name="T2">n</text:span><text:span text:style-name="T2"> </text:span><text:span text:style-name="T2">e</text:span><text:span text:style-name="T2">n</text:span><text:span text:style-name="T2">t</text:span><text:span text:style-name="T2">i</text:span><text:span text:style-name="T2">r</text:span><text:span text:style-name="T2">e</text:span><text:span text:style-name="T2"> </text:span><text:span text:style-name="T2">s</text:span><text:span text:style-name="T2">i</text:span><text:span text:style-name="T2">t</text:span><text:span text:style-name="T2">e</text:span><text:span text:style-name="T2"> </text:span><text:span text:style-name="T2">(</text:span><text:span text:style-name="T2">a</text:span><text:span text:style-name="T2">n</text:span><text:span text:style-name="T2">d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t</text:span><text:span text:style-name="T2">!</text:span><text:span text:style-name="T2">)</text:span><text:span text:style-name="T2"> </text:span></text:p>
          </draw:text-box>
        </draw:frame>
        <draw:frame draw:style-name="gr3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3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95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1.609cm">
          <draw:text-box>
            <text:p text:style-name="P2"><text:span text:style-name="T2"><text:s/></text:span></text:p>
          </draw:text-box>
        </draw:frame>
        <draw:frame draw:style-name="gr61" draw:text-style-name="P4" draw:layer="layout" svg:width="0.562cm" svg:height="0.628cm" svg:x="6.985cm" svg:y="21.406cm">
          <draw:text-box>
            <text:p text:style-name="P2"><text:span text:style-name="T3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R</text:span><text:span text:style-name="T1">e</text:span><text:span text:style-name="T1">m</text:span><text:span text:style-name="T1">o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2" draw:text-style-name="P4" draw:layer="layout" svg:width="8.782cm" svg:height="0.628cm" svg:x="1.905cm" svg:y="2.56cm">
          <draw:text-box>
            <text:p text:style-name="P2"><text:span text:style-name="T3">S</text:span><text:span text:style-name="T3">o</text:span><text:span text:style-name="T3">,</text:span><text:span text:style-name="T3"> </text:span><text:span text:style-name="T3">y</text:span><text:span text:style-name="T3">o</text:span><text:span text:style-name="T3">u</text:span><text:span text:style-name="T3"> </text:span><text:span text:style-name="T3">w</text:span><text:span text:style-name="T3">a</text:span><text:span text:style-name="T3">n</text:span><text:span text:style-name="T3">t</text:span><text:span text:style-name="T3"> </text:span><text:span text:style-name="T3">t</text:span><text:span text:style-name="T3">o</text:span><text:span text:style-name="T3"> </text:span><text:span text:style-name="T3">b</text:span><text:span text:style-name="T3">e</text:span><text:span text:style-name="T3"> </text:span><text:span text:style-name="T3">a</text:span><text:span text:style-name="T3">n</text:span><text:span text:style-name="T3"> </text:span><text:span text:style-name="T3">e</text:span><text:span text:style-name="T3">n</text:span><text:span text:style-name="T3">g</text:span><text:span text:style-name="T3">i</text:span><text:span text:style-name="T3">n</text:span><text:span text:style-name="T3">e</text:span><text:span text:style-name="T3">e</text:span><text:span text:style-name="T3">r</text:span><text:span text:style-name="T3">?</text:span><text:span text:style-name="T3"> </text:span></text:p>
          </draw:text-box>
        </draw:frame>
        <draw:frame draw:style-name="gr61" draw:text-style-name="P4" draw:layer="layout" svg:width="0.562cm" svg:height="0.628cm" svg:x="1.905cm" svg:y="3.207cm">
          <draw:text-box>
            <text:p text:style-name="P2"><text:span text:style-name="T3"><text:s/></text:span></text:p>
          </draw:text-box>
        </draw:frame>
        <draw:frame draw:style-name="gr63" draw:text-style-name="P3" draw:layer="layout" svg:width="18.942cm" svg:height="0.424cm" svg:x="1.905cm" svg:y="4.083cm">
          <draw:text-box>
            <text:p text:style-name="P2"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s</text:span><text:span text:style-name="T2"> </text:span><text:span text:style-name="T2">t</text:span><text:span text:style-name="T2">o</text:span><text:span text:style-name="T2"> </text:span><text:span text:style-name="T2">d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: </text:span><text:span text:style-name="T2"><text:s/>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 </text:span><text:span text:style-name="T2">a</text:span><text:span text:style-name="T2"> </text:span><text:span text:style-name="T2">C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o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l</text:span><text:span text:style-name="T2">o</text:span><text:span text:style-name="T2">c</text:span><text:span text:style-name="T2">a</text:span><text:span text:style-name="T2">l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. </text:span><text:span text:style-name="T2"><text:s/></text:span><text:span text:style-name="T2">I</text:span><text:span text:style-name="T2">f</text:span><text:span text:style-name="T2"> </text:span><text:span text:style-name="T2">y</text:span><text:span text:style-name="T2">o</text:span><text:span text:style-name="T2">u</text:span><text:span text:style-name="T2"> </text:span><text:span text:style-name="T2">a</text:span><text:span text:style-name="T2">r</text:span><text:span text:style-name="T2">e</text:span><text:span text:style-name="T2"> </text:span><text:span text:style-name="T2">u</text:span><text:span text:style-name="T2">s</text:span><text:span text:style-name="T2">-</text:span></text:p>
          </draw:text-box>
        </draw:frame>
        <draw:frame draw:style-name="gr64" draw:text-style-name="P3" draw:layer="layout" svg:width="19.137cm" svg:height="0.424cm" svg:x="1.905cm" svg:y="4.65cm">
          <draw:text-box>
            <text:p text:style-name="P2"><text:span text:style-name="T2">i</text:span><text:span text:style-name="T2">n</text:span><text:span text:style-name="T2">g</text:span><text:span text:style-name="T2"> </text:span><text:span text:style-name="T2">o</text:span><text:span text:style-name="T2">u</text:span><text:span text:style-name="T2">r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s</text:span><text:span text:style-name="T2">, </text:span><text:span text:style-name="T2">y</text:span><text:span text:style-name="T2">o</text:span><text:span text:style-name="T2">u</text:span><text:span text:style-name="T2"> </text:span><text:span text:style-name="T2">c</text:span><text:span text:style-name="T2">a</text:span><text:span text:style-name="T2">n</text:span><text:span text:style-name="T2"> </text:span><text:span text:style-name="T2">j</text:span><text:span text:style-name="T2">u</text:span><text:span text:style-name="T2">s</text:span><text:span text:style-name="T2">t</text:span><text:span text:style-name="T2"> </text:span><text:span text:style-name="T2">s</text:span><text:span text:style-name="T2">s</text:span><text:span text:style-name="T2">h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, </text:span><text:span text:style-name="T2">o</text:span><text:span text:style-name="T2">r</text:span><text:span text:style-name="T2"> </text:span><text:span text:style-name="T2">e</text:span><text:span text:style-name="T2">l</text:span><text:span text:style-name="T2">s</text:span><text:span text:style-name="T2">e</text:span><text:span text:style-name="T2"> </text:span><text:span text:style-name="T2">y</text:span><text:span text:style-name="T2">o</text:span><text:span text:style-name="T2">u</text:span><text:span text:style-name="T2">’</text:span><text:span text:style-name="T2">l</text:span><text:span text:style-name="T2">l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r</text:span><text:span text:style-name="T2">s</text:span><text:span text:style-name="T2">y</text:span><text:span text:style-name="T2">n</text:span><text:span text:style-name="T2">c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o</text:span><text:span text:style-name="T2">v</text:span><text:span text:style-name="T2">e</text:span><text:span text:style-name="T2">r</text:span><text:span text:style-name="T2">. </text:span><text:span text:style-name="T2"><text:s/></text:span></text:p>
          </draw:text-box>
        </draw:frame>
        <draw:frame draw:style-name="gr65" draw:text-style-name="P3" draw:layer="layout" svg:width="18.811cm" svg:height="0.424cm" svg:x="1.905cm" svg:y="5.221cm">
          <draw:text-box>
            <text:p text:style-name="P2"><text:span text:style-name="T2">T</text:span><text:span text:style-name="T2">h</text:span><text:span text:style-name="T2">e</text:span><text:span text:style-name="T2">n</text:span><text:span text:style-name="T2">,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, </text:span><text:span text:style-name="T2">u</text:span><text:span text:style-name="T2">s</text:span><text:span text:style-name="T2">e</text:span><text:span text:style-name="T2"> </text:span><text:span text:style-name="T2">“</text:span><text:span text:style-name="T2">g</text:span><text:span text:style-name="T2">d</text:span><text:span text:style-name="T2">b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”</text:span><text:span text:style-name="T2"> </text:span><text:span text:style-name="T2">t</text:span><text:span text:style-name="T2">o</text:span><text:span text:style-name="T2"> <text:s/></text:span><text:span text:style-name="T2">s</text:span><text:span text:style-name="T2">t</text:span><text:span text:style-name="T2">a</text:span><text:span text:style-name="T2">r</text:span><text:span text:style-name="T2">t</text:span><text:span text:style-name="T2">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l</text:span><text:span text:style-name="T2">y</text:span><text:span text:style-name="T2">, </text:span><text:span text:style-name="T2">a</text:span><text:span text:style-name="T2">n</text:span><text:span text:style-name="T2">d</text:span><text:span text:style-name="T2"> </text:span><text:span text:style-name="T2">b</text:span><text:span text:style-name="T2">a</text:span><text:span text:style-name="T2">c</text:span><text:span text:style-name="T2">k</text:span><text:span text:style-name="T2"> </text:span><text:span text:style-name="T2">o</text:span><text:span text:style-name="T2">n</text:span><text:span text:style-name="T2"> </text:span></text:p>
          </draw:text-box>
        </draw:frame>
        <draw:frame draw:style-name="gr66" draw:text-style-name="P3" draw:layer="layout" svg:width="19.073cm" svg:height="0.424cm" svg:x="1.905cm" svg:y="5.793cm">
          <draw:text-box>
            <text:p text:style-name="P2"><text:span text:style-name="T2">y</text:span><text:span text:style-name="T2">o</text:span><text:span text:style-name="T2">u</text:span><text:span text:style-name="T2">r</text:span><text:span text:style-name="T2"> </text:span><text:span text:style-name="T2">l</text:span><text:span text:style-name="T2">o</text:span><text:span text:style-name="T2">c</text:span><text:span text:style-name="T2">a</text:span><text:span text:style-name="T2">l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, </text:span><text:span text:style-name="T2">u</text:span><text:span text:style-name="T2">s</text:span><text:span text:style-name="T2">e</text:span><text:span text:style-name="T2"> </text:span><text:span text:style-name="T2">g</text:span><text:span text:style-name="T2">d</text:span><text:span text:style-name="T2">b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, </text:span><text:span text:style-name="T2">a</text:span><text:span text:style-name="T2">n</text:span><text:span text:style-name="T2">d</text:span><text:span text:style-name="T2"> </text:span><text:span text:style-name="T2">r</text:span><text:span text:style-name="T2">u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text:span text:style-name="T2">d</text:span><text:span text:style-name="T2">e</text:span><text:span text:style-name="T2">b</text:span><text:span text:style-name="T2">u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 </text:span><text:span text:style-name="T2"><text:s text:c="2"/></text:span><text:span text:style-name="T2"><text:s text:c="2"/></text:span><text:span text:style-name="T10">N</text:span><text:span text:style-name="T10">o</text:span><text:span text:style-name="T10">t</text:span><text:span text:style-name="T10">e</text:span><text:span text:style-name="T10">: </text:span></text:p>
          </draw:text-box>
        </draw:frame>
        <draw:frame draw:style-name="gr67" draw:text-style-name="P3" draw:layer="layout" svg:width="18.709cm" svg:height="0.424cm" svg:x="1.905cm" svg:y="6.364cm">
          <draw:text-box>
            <text:p text:style-name="P2"><text:span text:style-name="T10">t</text:span><text:span text:style-name="T10">h</text:span><text:span text:style-name="T10">i</text:span><text:span text:style-name="T10">s</text:span><text:span text:style-name="T10"> </text:span><text:span text:style-name="T10">i</text:span><text:span text:style-name="T10">s</text:span><text:span text:style-name="T10"> </text:span><text:span text:style-name="T10">a</text:span><text:span text:style-name="T10"> </text:span><text:span text:style-name="T10">c</text:span><text:span text:style-name="T10">o</text:span><text:span text:style-name="T10">m</text:span><text:span text:style-name="T10">m</text:span><text:span text:style-name="T10">o</text:span><text:span text:style-name="T10">n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v</text:span><text:span text:style-name="T10">i</text:span><text:span text:style-name="T10">e</text:span><text:span text:style-name="T10">w</text:span><text:span text:style-name="T10"> </text:span><text:span text:style-name="T10">q</text:span><text:span text:style-name="T10">u</text:span><text:span text:style-name="T10">e</text:span><text:span text:style-name="T10">s</text:span><text:span text:style-name="T10">t</text:span><text:span text:style-name="T10">i</text:span><text:span text:style-name="T10">o</text:span><text:span text:style-name="T10">n</text:span><text:span text:style-name="T10"> </text:span><text:span text:style-name="T10">i</text:span><text:span text:style-name="T10">n</text:span><text:span text:style-name="T10"> </text:span><text:span text:style-name="T10">t</text:span><text:span text:style-name="T10">o</text:span><text:span text:style-name="T10">d</text:span><text:span text:style-name="T10">a</text:span><text:span text:style-name="T10">y</text:span><text:span text:style-name="T10">’</text:span><text:span text:style-name="T10">s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n</text:span><text:span text:style-name="T10">e</text:span><text:span text:style-name="T10">t</text:span><text:span text:style-name="T10"> </text:span><text:span text:style-name="T10">e</text:span><text:span text:style-name="T10">n</text:span><text:span text:style-name="T10">a</text:span><text:span text:style-name="T10">b</text:span><text:span text:style-name="T10">l</text:span><text:span text:style-name="T10">e</text:span><text:span text:style-name="T10">d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 </text:span><text:span text:style-name="T10">-</text:span><text:span text:style-name="T10">f</text:span><text:span text:style-name="T10">o</text:span><text:span text:style-name="T10">r</text:span><text:span text:style-name="T10"> </text:span><text:span text:style-name="T10">a</text:span><text:span text:style-name="T10">l</text:span><text:span text:style-name="T10">l </text:span><text:span text:style-name="T10">C</text:span><text:span text:style-name="T10">S</text:span><text:span text:style-name="T10">, </text:span><text:span text:style-name="T10">S</text:span><text:span text:style-name="T10">E</text:span><text:span text:style-name="T10">, </text:span><text:span text:style-name="T10">C</text:span><text:span text:style-name="T10">E</text:span><text:span text:style-name="T10">, </text:span><text:span text:style-name="T10">a</text:span><text:span text:style-name="T10">n</text:span><text:span text:style-name="T10">d</text:span><text:span text:style-name="T10"> </text:span><text:span text:style-name="T10">E</text:span><text:span text:style-name="T10">E</text:span><text:span text:style-name="T10">. </text:span><text:span text:style-name="T10"><text:s/></text:span><text:span text:style-name="T10">C</text:span><text:span text:style-name="T10">E</text:span><text:span text:style-name="T10"> </text:span><text:span text:style-name="T10">&amp;</text:span><text:span text:style-name="T10"> </text:span><text:span text:style-name="T10">E</text:span><text:span text:style-name="T10">E</text:span><text:span text:style-name="T10"> </text:span></text:p>
          </draw:text-box>
        </draw:frame>
        <draw:frame draw:style-name="gr68" draw:text-style-name="P3" draw:layer="layout" svg:width="18.929cm" svg:height="0.424cm" svg:x="1.905cm" svg:y="6.936cm">
          <draw:text-box>
            <text:p text:style-name="P2"><text:span text:style-name="T10">s</text:span><text:span text:style-name="T10">t</text:span><text:span text:style-name="T10">u</text:span><text:span text:style-name="T10">d</text:span><text:span text:style-name="T10">e</text:span><text:span text:style-name="T10">n</text:span><text:span text:style-name="T10">t</text:span><text:span text:style-name="T10">s</text:span><text:span text:style-name="T10"> </text:span><text:span text:style-name="T10">t</text:span><text:span text:style-name="T10">y</text:span><text:span text:style-name="T10">p</text:span><text:span text:style-name="T10">i</text:span><text:span text:style-name="T10">c</text:span><text:span text:style-name="T10">a</text:span><text:span text:style-name="T10">l</text:span><text:span text:style-name="T10">l</text:span><text:span text:style-name="T10">y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t</text:span><text:span text:style-name="T10">o</text:span><text:span text:style-name="T10"> </text:span><text:span text:style-name="T10">d</text:span><text:span text:style-name="T10">o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d</text:span><text:span text:style-name="T10">i</text:span><text:span text:style-name="T10">f</text:span><text:span text:style-name="T10">f</text:span><text:span text:style-name="T10">e</text:span><text:span text:style-name="T10">r</text:span><text:span text:style-name="T10">e</text:span><text:span text:style-name="T10">n</text:span><text:span text:style-name="T10">t</text:span><text:span text:style-name="T10"> </text:span><text:span text:style-name="T10">a</text:span><text:span text:style-name="T10">r</text:span><text:span text:style-name="T10">c</text:span><text:span text:style-name="T10">h</text:span><text:span text:style-name="T10">i</text:span><text:span text:style-name="T10">t</text:span><text:span text:style-name="T10">e</text:span><text:span text:style-name="T10">c</text:span><text:span text:style-name="T10">t</text:span><text:span text:style-name="T10">u</text:span><text:span text:style-name="T10">r</text:span><text:span text:style-name="T10">e</text:span><text:span text:style-name="T10">s</text:span><text:span text:style-name="T10"> </text:span><text:span text:style-name="T10">(</text:span><text:span text:style-name="T10">e</text:span><text:span text:style-name="T10">.</text:span><text:span text:style-name="T10">g</text:span><text:span text:style-name="T10">. </text:span><text:span text:style-name="T10">d</text:span><text:span text:style-name="T10">e</text:span><text:span text:style-name="T10">b</text:span><text:span text:style-name="T10">u</text:span><text:span text:style-name="T10">g</text:span><text:span text:style-name="T10"> </text:span><text:span text:style-name="T10">a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 </text:span><text:span text:style-name="T10">o</text:span><text:span text:style-name="T10">n</text:span><text:span text:style-name="T10"> </text:span><text:span text:style-name="T10">M</text:span><text:span text:style-name="T10">I</text:span><text:span text:style-name="T10">P</text:span><text:span text:style-name="T10">S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a</text:span><text:span text:style-name="T10">n</text:span><text:span text:style-name="T10"> </text:span><text:span text:style-name="T10">I</text:span><text:span text:style-name="T10">n</text:span><text:span text:style-name="T10">t</text:span><text:span text:style-name="T10">e</text:span><text:span text:style-name="T10">l </text:span><text:span text:style-name="T10">m</text:span><text:span text:style-name="T10">a</text:span><text:span text:style-name="T10">-</text:span></text:p>
          </draw:text-box>
        </draw:frame>
        <draw:frame draw:style-name="gr69" draw:text-style-name="P3" draw:layer="layout" svg:width="15.564cm" svg:height="0.424cm" svg:x="1.905cm" svg:y="7.507cm">
          <draw:text-box>
            <text:p text:style-name="P2"><text:span text:style-name="T10">c</text:span><text:span text:style-name="T10">h</text:span><text:span text:style-name="T10">i</text:span><text:span text:style-name="T10">n</text:span><text:span text:style-name="T10">e</text:span><text:span text:style-name="T10">)</text:span><text:span text:style-name="T10">, </text:span><text:span text:style-name="T10">w</text:span><text:span text:style-name="T10">h</text:span><text:span text:style-name="T10">i</text:span><text:span text:style-name="T10">l</text:span><text:span text:style-name="T10">e</text:span><text:span text:style-name="T10"> </text:span><text:span text:style-name="T10">C</text:span><text:span text:style-name="T10">S</text:span><text:span text:style-name="T10"> </text:span><text:span text:style-name="T10">&amp;</text:span><text:span text:style-name="T10"> </text:span><text:span text:style-name="T10">S</text:span><text:span text:style-name="T10">E</text:span><text:span text:style-name="T10"> </text:span><text:span text:style-name="T10">w</text:span><text:span text:style-name="T10">i</text:span><text:span text:style-name="T10">l</text:span><text:span text:style-name="T10">l </text:span><text:span text:style-name="T10">p</text:span><text:span text:style-name="T10">r</text:span><text:span text:style-name="T10">o</text:span><text:span text:style-name="T10">b</text:span><text:span text:style-name="T10">a</text:span><text:span text:style-name="T10">b</text:span><text:span text:style-name="T10">l</text:span><text:span text:style-name="T10">y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t</text:span><text:span text:style-name="T10">o</text:span><text:span text:style-name="T10"> </text:span><text:span text:style-name="T10">d</text:span><text:span text:style-name="T10">o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o</text:span><text:span text:style-name="T10">n</text:span><text:span text:style-name="T10"> </text:span><text:span text:style-name="T10">a</text:span><text:span text:style-name="T10">n</text:span><text:span text:style-name="T10"> </text:span><text:span text:style-name="T10">A</text:span><text:span text:style-name="T10">W</text:span><text:span text:style-name="T10">S</text:span><text:span text:style-name="T10"> </text:span><text:span text:style-name="T10">o</text:span><text:span text:style-name="T10">r</text:span><text:span text:style-name="T10"> </text:span><text:span text:style-name="T10">A</text:span><text:span text:style-name="T10">z</text:span><text:span text:style-name="T10">u</text:span><text:span text:style-name="T10">r</text:span><text:span text:style-name="T10">e</text:span><text:span text:style-name="T10"> </text:span><text:span text:style-name="T10">o</text:span><text:span text:style-name="T10">r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 </text:span><text:span text:style-name="T10">i</text:span><text:span text:style-name="T10">m</text:span><text:span text:style-name="T10">a</text:span><text:span text:style-name="T10">g</text:span><text:span text:style-name="T10">e</text:span><text:span text:style-name="T10">. </text:span></text:p>
          </draw:text-box>
        </draw:frame>
        <draw:frame draw:style-name="gr3" draw:text-style-name="P3" draw:layer="layout" svg:width="0.422cm" svg:height="0.424cm" svg:x="1.905cm" svg:y="8.0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8.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9.22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79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0.365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07T18:20:02.339352417</dc:date>
    <meta:editing-duration>PT4H36M23S</meta:editing-duration>
    <meta:editing-cycles>7</meta:editing-cycles>
    <meta:generator>LibreOffice/6.4.0.3$Linux_X86_64 LibreOffice_project/40$Build-3</meta:generator>
    <meta:document-statistic meta:object-count="301"/>
  </office:meta>
</office:document-meta>
</file>